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80000012C1B1747CA.jpg"/>
  <manifest:file-entry manifest:media-type="image/jpeg" manifest:full-path="Pictures/10000000000003CB000000769ED87B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799cm" fo:margin-left="0.346cm" fo:margin-right="0.356cm" table:align="margins" style:writing-mode="lr-tb"/>
    </style:style>
    <style:style style:name="Таблица1.A" style:family="table-column">
      <style:table-column-properties style:column-width="3.106cm" style:rel-column-width="12117*"/>
    </style:style>
    <style:style style:name="Таблица1.B" style:family="table-column">
      <style:table-column-properties style:column-width="1.242cm" style:rel-column-width="4844*"/>
    </style:style>
    <style:style style:name="Таблица1.C" style:family="table-column">
      <style:table-column-properties style:column-width="9.273cm" style:rel-column-width="36173*"/>
    </style:style>
    <style:style style:name="Таблица1.D" style:family="table-column">
      <style:table-column-properties style:column-width="3.179cm" style:rel-column-width="12401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3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3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39cm" fo:margin-left="0.309cm" table:align="left" style:writing-mode="lr-tb"/>
    </style:style>
    <style:style style:name="Таблица6.A" style:family="table-column">
      <style:table-column-properties style:column-width="3.119cm"/>
    </style:style>
    <style:style style:name="Таблица6.B" style:family="table-column">
      <style:table-column-properties style:column-width="3.627cm"/>
    </style:style>
    <style:style style:name="Таблица6.C" style:family="table-column">
      <style:table-column-properties style:column-width="5.44cm"/>
    </style:style>
    <style:style style:name="Таблица6.D" style:family="table-column">
      <style:table-column-properties style:column-width="5.20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417cm" fo:margin-left="0.002cm" fo:margin-right="0.083cm" table:align="margins" style:writing-mode="lr-tb"/>
    </style:style>
    <style:style style:name="Таблица7.A" style:family="table-column">
      <style:table-column-properties style:column-width="3.933cm" style:rel-column-width="14800*"/>
    </style:style>
    <style:style style:name="Таблица7.B" style:family="table-column">
      <style:table-column-properties style:column-width="1.358cm" style:rel-column-width="5110*"/>
    </style:style>
    <style:style style:name="Таблица7.C" style:family="table-column">
      <style:table-column-properties style:column-width="4.831cm" style:rel-column-width="18179*"/>
    </style:style>
    <style:style style:name="Таблица7.D" style:family="table-column">
      <style:table-column-properties style:column-width="7.294cm" style:rel-column-width="27446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3.773cm"/>
    </style:style>
    <style:style style:name="Таблица9.B" style:family="table-column">
      <style:table-column-properties style:column-width="2.231cm"/>
    </style:style>
    <style:style style:name="Таблица9.C" style:family="table-column">
      <style:table-column-properties style:column-width="1.727cm"/>
    </style:style>
    <style:style style:name="Таблица9.D" style:family="table-column">
      <style:table-column-properties style:column-width="10.167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C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.C6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3.773cm"/>
    </style:style>
    <style:style style:name="Таблица8.B" style:family="table-column">
      <style:table-column-properties style:column-width="2.231cm"/>
    </style:style>
    <style:style style:name="Таблица8.C" style:family="table-column">
      <style:table-column-properties style:column-width="1.727cm"/>
    </style:style>
    <style:style style:name="Таблица8.D" style:family="table-column">
      <style:table-column-properties style:column-width="10.167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C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8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C4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" style:family="table">
      <style:table-properties style:width="17.44cm" fo:margin-left="0.346cm" fo:margin-right="-0.284cm" table:align="margins" style:writing-mode="lr-tb"/>
    </style:style>
    <style:style style:name="Таблица18.A" style:family="table-column">
      <style:table-column-properties style:column-width="3.911cm" style:rel-column-width="14695*"/>
    </style:style>
    <style:style style:name="Таблица18.B" style:family="table-column">
      <style:table-column-properties style:column-width="3.129cm" style:rel-column-width="11758*"/>
    </style:style>
    <style:style style:name="Таблица18.C" style:family="table-column">
      <style:table-column-properties style:column-width="10.4cm" style:rel-column-width="39082*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" style:family="table">
      <style:table-properties style:width="17.715cm" fo:margin-left="-0.021cm" fo:margin-right="-0.192cm" table:align="margins" style:writing-mode="lr-tb"/>
    </style:style>
    <style:style style:name="Таблица19.A" style:family="table-column">
      <style:table-column-properties style:column-width="3.037cm" style:rel-column-width="11236*"/>
    </style:style>
    <style:style style:name="Таблица19.B" style:family="table-column">
      <style:table-column-properties style:column-width="2.369cm" style:rel-column-width="8763*"/>
    </style:style>
    <style:style style:name="Таблица19.C" style:family="table-column">
      <style:table-column-properties style:column-width="3.129cm" style:rel-column-width="11576*"/>
    </style:style>
    <style:style style:name="Таблица19.D" style:family="table-column">
      <style:table-column-properties style:column-width="9.179cm" style:rel-column-width="33960*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1" style:family="table">
      <style:table-properties style:width="17.715cm" fo:margin-left="-0.021cm" fo:margin-right="-0.192cm" table:align="margins" style:writing-mode="lr-tb"/>
    </style:style>
    <style:style style:name="Таблица21.A" style:family="table-column">
      <style:table-column-properties style:column-width="3.014cm" style:rel-column-width="11151*"/>
    </style:style>
    <style:style style:name="Таблица21.B" style:family="table-column">
      <style:table-column-properties style:column-width="2.461cm" style:rel-column-width="9102*"/>
    </style:style>
    <style:style style:name="Таблица21.C" style:family="table-column">
      <style:table-column-properties style:column-width="3.106cm" style:rel-column-width="11491*"/>
    </style:style>
    <style:style style:name="Таблица21.D" style:family="table-column">
      <style:table-column-properties style:column-width="9.133cm" style:rel-column-width="33791*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715cm" fo:margin-left="-0.021cm" fo:margin-right="-0.192cm" table:align="margins" style:writing-mode="lr-tb"/>
    </style:style>
    <style:style style:name="Таблица34.A" style:family="table-column">
      <style:table-column-properties style:column-width="3.106cm" style:rel-column-width="11491*"/>
    </style:style>
    <style:style style:name="Таблица34.B" style:family="table-column">
      <style:table-column-properties style:column-width="2.485cm" style:rel-column-width="9194*"/>
    </style:style>
    <style:style style:name="Таблица34.C" style:family="table-column">
      <style:table-column-properties style:column-width="3.082cm" style:rel-column-width="11399*"/>
    </style:style>
    <style:style style:name="Таблица34.D" style:family="table-column">
      <style:table-column-properties style:column-width="9.042cm" style:rel-column-width="33451*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715cm" fo:margin-left="-0.021cm" fo:margin-right="-0.192cm" table:align="margins" style:writing-mode="lr-tb"/>
    </style:style>
    <style:style style:name="Таблица36.A" style:family="table-column">
      <style:table-column-properties style:column-width="3.129cm" style:rel-column-width="11576*"/>
    </style:style>
    <style:style style:name="Таблица36.B" style:family="table-column">
      <style:table-column-properties style:column-width="2.462cm" style:rel-column-width="9109*"/>
    </style:style>
    <style:style style:name="Таблица36.C" style:family="table-column">
      <style:table-column-properties style:column-width="3.152cm" style:rel-column-width="11660*"/>
    </style:style>
    <style:style style:name="Таблица36.D" style:family="table-column">
      <style:table-column-properties style:column-width="8.971cm" style:rel-column-width="33190*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44cm" fo:margin-left="0.002cm" fo:margin-right="0.06cm" table:align="margins" style:writing-mode="lr-tb"/>
    </style:style>
    <style:style style:name="Таблица35.A" style:family="table-column">
      <style:table-column-properties style:column-width="2.875cm" style:rel-column-width="10804*"/>
    </style:style>
    <style:style style:name="Таблица35.B" style:family="table-column">
      <style:table-column-properties style:column-width="2.21cm" style:rel-column-width="8305*"/>
    </style:style>
    <style:style style:name="Таблица35.C" style:family="table-column">
      <style:table-column-properties style:column-width="3.175cm" style:rel-column-width="11931*"/>
    </style:style>
    <style:style style:name="Таблица35.D" style:family="table-column">
      <style:table-column-properties style:column-width="9.179cm" style:rel-column-width="34495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715cm" fo:margin-left="-0.021cm" fo:margin-right="-0.192cm" table:align="margins" style:writing-mode="lr-tb"/>
    </style:style>
    <style:style style:name="Таблица22.A" style:family="table-column">
      <style:table-column-properties style:column-width="2.875cm" style:rel-column-width="10636*"/>
    </style:style>
    <style:style style:name="Таблица22.B" style:family="table-column">
      <style:table-column-properties style:column-width="2.439cm" style:rel-column-width="9024*"/>
    </style:style>
    <style:style style:name="Таблица22.C" style:family="table-column">
      <style:table-column-properties style:column-width="3.152cm" style:rel-column-width="11660*"/>
    </style:style>
    <style:style style:name="Таблица22.D" style:family="table-column">
      <style:table-column-properties style:column-width="9.248cm" style:rel-column-width="34215*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1622a5"/>
    </style:style>
    <style:style style:name="P2" style:family="paragraph" style:parent-style-name="Header">
      <style:paragraph-properties fo:text-align="end" style:justify-single-word="false" style:snap-to-layout-grid="false"/>
      <style:text-properties officeooo:paragraph-rsid="00190bcb"/>
    </style:style>
    <style:style style:name="P3" style:family="paragraph" style:parent-style-name="Header">
      <style:paragraph-properties style:snap-to-layout-grid="false"/>
      <style:text-properties officeooo:paragraph-rsid="00190bcb"/>
    </style:style>
    <style:style style:name="P4" style:family="paragraph" style:parent-style-name="Header">
      <style:paragraph-properties fo:text-align="center" style:justify-single-word="false" style:snap-to-layout-grid="false"/>
      <style:text-properties officeooo:paragraph-rsid="00190bcb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officeooo:paragraph-rsid="00190bcb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officeooo:paragraph-rsid="00190bcb" style:font-style-asian="normal" style:font-style-complex="italic"/>
    </style:style>
    <style:style style:name="P7" style:family="paragraph" style:parent-style-name="Footer">
      <style:text-properties officeooo:paragraph-rsid="001622a5"/>
    </style:style>
    <style:style style:name="P8" style:family="paragraph" style:parent-style-name="Footer">
      <style:text-properties officeooo:paragraph-rsid="001a19f0"/>
    </style:style>
    <style:style style:name="P9" style:family="paragraph" style:parent-style-name="Standard">
      <style:text-properties officeooo:paragraph-rsid="00190bcb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style:snap-to-layout-grid="false"/>
      <style:text-properties officeooo:paragraph-rsid="00373733"/>
    </style:style>
    <style:style style:name="P12" style:family="paragraph" style:parent-style-name="Standard">
      <style:paragraph-properties style:snap-to-layout-grid="false"/>
      <style:text-properties officeooo:paragraph-rsid="003e8b4f"/>
    </style:style>
    <style:style style:name="P13" style:family="paragraph" style:parent-style-name="Standard">
      <style:paragraph-properties style:snap-to-layout-grid="false"/>
      <style:text-properties officeooo:paragraph-rsid="004a1709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paragraph-rsid="0047cca6"/>
    </style:style>
    <style:style style:name="P15" style:family="paragraph" style:parent-style-name="Standard">
      <style:paragraph-properties fo:text-align="center" style:justify-single-word="false" style:snap-to-layout-grid="false"/>
      <style:text-properties officeooo:paragraph-rsid="004a1709"/>
    </style:style>
    <style:style style:name="P16" style:family="paragraph" style:parent-style-name="Standard">
      <style:text-properties officeooo:paragraph-rsid="0036bc61"/>
    </style:style>
    <style:style style:name="P17" style:family="paragraph" style:parent-style-name="Standard">
      <style:text-properties officeooo:paragraph-rsid="00373733"/>
    </style:style>
    <style:style style:name="P18" style:family="paragraph" style:parent-style-name="Standard">
      <style:text-properties officeooo:paragraph-rsid="003d7ed7"/>
    </style:style>
    <style:style style:name="P19" style:family="paragraph" style:parent-style-name="Standard">
      <style:text-properties officeooo:paragraph-rsid="003e8b4f"/>
    </style:style>
    <style:style style:name="P20" style:family="paragraph" style:parent-style-name="Standard">
      <style:text-properties officeooo:rsid="002dc617" officeooo:paragraph-rsid="003d7ed7"/>
    </style:style>
    <style:style style:name="P21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  <style:text-properties officeooo:paragraph-rsid="001a19f0"/>
    </style:style>
    <style:style style:name="P22" style:family="paragraph" style:parent-style-name="Standard">
      <style:paragraph-properties fo:margin-left="0.953cm" fo:margin-right="0cm" fo:text-indent="0cm" style:auto-text-indent="false"/>
      <style:text-properties fo:language="en" fo:country="US" officeooo:paragraph-rsid="00243f60"/>
    </style:style>
    <style:style style:name="P23" style:family="paragraph" style:parent-style-name="Standard">
      <style:paragraph-properties fo:margin-left="0.953cm" fo:margin-right="0cm" fo:text-indent="0cm" style:auto-text-indent="false"/>
      <style:text-properties fo:language="en" fo:country="US" officeooo:rsid="00268574" officeooo:paragraph-rsid="00268574"/>
    </style:style>
    <style:style style:name="P24" style:family="paragraph" style:parent-style-name="Standard">
      <style:paragraph-properties fo:margin-left="0.953cm" fo:margin-right="0cm" fo:text-indent="0cm" style:auto-text-indent="false"/>
      <style:text-properties fo:language="en" fo:country="US" officeooo:rsid="003e8b4f" officeooo:paragraph-rsid="003e8b4f"/>
    </style:style>
    <style:style style:name="P25" style:family="paragraph" style:parent-style-name="Standard">
      <style:paragraph-properties fo:margin-left="0.953cm" fo:margin-right="0cm" fo:text-indent="0cm" style:auto-text-indent="false"/>
      <style:text-properties fo:language="en" fo:country="US" officeooo:rsid="00243f60" officeooo:paragraph-rsid="00243f60"/>
    </style:style>
    <style:style style:name="P26" style:family="paragraph" style:parent-style-name="Standard">
      <style:paragraph-properties fo:margin-left="0.953cm" fo:margin-right="0cm" fo:text-indent="0cm" style:auto-text-indent="false"/>
      <style:text-properties fo:language="en" fo:country="US" officeooo:rsid="002a1691" officeooo:paragraph-rsid="002a1691"/>
    </style:style>
    <style:style style:name="P27" style:family="paragraph" style:parent-style-name="Standard">
      <style:paragraph-properties fo:text-align="center" style:justify-single-word="false" fo:keep-with-next="always" style:snap-to-layout-grid="false"/>
      <style:text-properties officeooo:paragraph-rsid="0036bc61"/>
    </style:style>
    <style:style style:name="P28" style:family="paragraph" style:parent-style-name="Standard">
      <style:paragraph-properties fo:keep-with-next="always" style:snap-to-layout-grid="false"/>
      <style:text-properties officeooo:paragraph-rsid="0036bc61"/>
    </style:style>
    <style:style style:name="P29" style:family="paragraph" style:parent-style-name="Standard">
      <style:paragraph-properties fo:text-align="justify" style:justify-single-word="false" fo:keep-with-next="always" style:snap-to-layout-grid="false"/>
      <style:text-properties officeooo:paragraph-rsid="0036bc61"/>
    </style:style>
    <style:style style:name="P30" style:family="paragraph" style:parent-style-name="Standard">
      <style:paragraph-properties fo:text-align="center" style:justify-single-word="false" fo:keep-with-next="always" style:snap-to-layout-grid="false"/>
      <style:text-properties officeooo:rsid="0036bc61" officeooo:paragraph-rsid="0036bc61"/>
    </style:style>
    <style:style style:name="P31" style:family="paragraph" style:parent-style-name="Standard">
      <style:paragraph-properties fo:keep-with-next="always" style:snap-to-layout-grid="false"/>
      <style:text-properties officeooo:rsid="002dc617" officeooo:paragraph-rsid="0036bc61"/>
    </style:style>
    <style:style style:name="P32" style:family="paragraph" style:parent-style-name="Text_20_body">
      <style:paragraph-properties fo:keep-with-next="always"/>
      <style:text-properties officeooo:paragraph-rsid="0036bc61"/>
    </style:style>
    <style:style style:name="P33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373733"/>
    </style:style>
    <style:style style:name="P34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38bb39"/>
    </style:style>
    <style:style style:name="P35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3e8b4f"/>
    </style:style>
    <style:style style:name="P36" style:family="paragraph" style:parent-style-name="Standard">
      <style:paragraph-properties fo:margin-left="0cm" fo:margin-right="0cm" fo:text-indent="0cm" style:auto-text-indent="false" style:snap-to-layout-grid="false"/>
      <style:text-properties officeooo:paragraph-rsid="005d302e"/>
    </style:style>
    <style:style style:name="P37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US" officeooo:paragraph-rsid="00373733"/>
    </style:style>
    <style:style style:name="P38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US" officeooo:paragraph-rsid="003808d8"/>
    </style:style>
    <style:style style:name="P39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US" officeooo:paragraph-rsid="003e8b4f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4a1709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language="de" fo:country="DE" officeooo:paragraph-rsid="004a6067" style:font-name-complex="Arial"/>
    </style:style>
    <style:style style:name="P42" style:family="paragraph" style:parent-style-name="Standard">
      <style:paragraph-properties fo:margin-left="0cm" fo:margin-right="0cm" fo:text-indent="0cm" style:auto-text-indent="false" style:snap-to-layout-grid="false"/>
      <style:text-properties fo:language="ru" fo:country="RU" officeooo:paragraph-rsid="003e8b4f" style:language-complex="ar" style:country-complex="SA"/>
    </style:style>
    <style:style style:name="P43" style:family="paragraph" style:parent-style-name="Standard">
      <style:paragraph-properties fo:margin-left="0cm" fo:margin-right="0cm" fo:margin-top="0cm" fo:margin-bottom="0.212cm" fo:text-indent="0cm" style:auto-text-indent="false" style:snap-to-layout-grid="false"/>
      <style:text-properties fo:language="en" fo:country="US" officeooo:paragraph-rsid="0038bb39"/>
    </style:style>
    <style:style style:name="P44" style:family="paragraph" style:parent-style-name="Standard">
      <style:paragraph-properties fo:margin-left="0cm" fo:margin-right="0cm" fo:margin-top="0cm" fo:margin-bottom="0.212cm" fo:text-indent="0cm" style:auto-text-indent="false" style:snap-to-layout-grid="false"/>
      <style:text-properties fo:language="en" fo:country="US" officeooo:paragraph-rsid="0039d92b"/>
    </style:style>
    <style:style style:name="P45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 style:snap-to-layout-grid="false"/>
      <style:text-properties fo:language="en" fo:country="US" officeooo:paragraph-rsid="00373733"/>
    </style:style>
    <style:style style:name="P46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 style:snap-to-layout-grid="false"/>
      <style:text-properties fo:language="en" fo:country="US" officeooo:paragraph-rsid="0038bb39"/>
    </style:style>
    <style:style style:name="P47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 officeooo:rsid="0038bb39" officeooo:paragraph-rsid="0038bb39"/>
    </style:style>
    <style:style style:name="P48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2a1691"/>
    </style:style>
    <style:style style:name="P49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373733"/>
    </style:style>
    <style:style style:name="P50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paragraph-rsid="003e8b4f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373733"/>
    </style:style>
    <style:style style:name="P5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3e8b4f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4a1709"/>
    </style:style>
    <style:style style:name="P54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2bcc7f" officeooo:paragraph-rsid="002a1691"/>
    </style:style>
    <style:style style:name="P55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373733" officeooo:paragraph-rsid="00373733"/>
    </style:style>
    <style:style style:name="P56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373733" officeooo:paragraph-rsid="003e8b4f"/>
    </style:style>
    <style:style style:name="P57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 officeooo:rsid="003e8b4f" officeooo:paragraph-rsid="003e8b4f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2a1691"/>
    </style:style>
    <style:style style:name="P59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73733"/>
    </style:style>
    <style:style style:name="P60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8bb39"/>
    </style:style>
    <style:style style:name="P61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9d92b"/>
    </style:style>
    <style:style style:name="P62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3e8b4f"/>
    </style:style>
    <style:style style:name="P63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7cca6"/>
    </style:style>
    <style:style style:name="P64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95116"/>
    </style:style>
    <style:style style:name="P65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9fcfc"/>
    </style:style>
    <style:style style:name="P66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a1709"/>
    </style:style>
    <style:style style:name="P67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d6e1d"/>
    </style:style>
    <style:style style:name="P68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4eb159"/>
    </style:style>
    <style:style style:name="P69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0aca3"/>
    </style:style>
    <style:style style:name="P70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2a2fe"/>
    </style:style>
    <style:style style:name="P71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5aa1bd"/>
    </style:style>
    <style:style style:name="P7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373733"/>
    </style:style>
    <style:style style:name="P7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3e8b4f"/>
    </style:style>
    <style:style style:name="P7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4a1709"/>
    </style:style>
    <style:style style:name="P7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4eb159"/>
    </style:style>
    <style:style style:name="P7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50aca3"/>
    </style:style>
    <style:style style:name="P7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52a2fe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paragraph-rsid="0047b830"/>
    </style:style>
    <style:style style:name="P7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4a1709"/>
    </style:style>
    <style:style style:name="P8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57fc37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officeooo:paragraph-rsid="004a1709"/>
    </style:style>
    <style:style style:name="P82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ru" fo:country="RU" officeooo:paragraph-rsid="004a1709" style:language-complex="ar" style:country-complex="SA"/>
    </style:style>
    <style:style style:name="P8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ru" fo:country="RU" officeooo:paragraph-rsid="004a1709" style:language-complex="ar" style:country-complex="SA"/>
    </style:style>
    <style:style style:name="P8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ru" fo:country="RU" fo:font-style="italic" officeooo:rsid="003e8cf4" officeooo:paragraph-rsid="003e8cf4" style:font-style-asian="italic" style:language-complex="ar" style:country-complex="SA" style:font-style-complex="italic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officeooo:paragraph-rsid="005914f9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paragraph-rsid="005a33e8"/>
    </style:style>
    <style:style style:name="P87" style:family="paragraph" style:parent-style-name="Standard">
      <style:paragraph-properties fo:break-before="page"/>
      <style:text-properties officeooo:paragraph-rsid="001e8b23"/>
    </style:style>
    <style:style style:name="P88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officeooo:paragraph-rsid="004a6067"/>
    </style:style>
    <style:style style:name="P89" style:family="paragraph" style:parent-style-name="Standard">
      <style:paragraph-properties fo:margin-left="1cm" fo:margin-right="0cm" fo:text-indent="0cm" style:auto-text-indent="false" style:text-autospace="none"/>
      <style:text-properties style:font-name="Arial" officeooo:paragraph-rsid="004a6067" style:font-name-complex="Arial"/>
    </style:style>
    <style:style style:name="P90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officeooo:paragraph-rsid="004a6067" style:font-name-complex="Arial"/>
    </style:style>
    <style:style style:name="P91" style:family="paragraph" style:parent-style-name="Text_20_body">
      <style:paragraph-properties fo:margin-left="1cm" fo:margin-right="0cm" fo:text-indent="0cm" style:auto-text-indent="false"/>
      <style:text-properties officeooo:rsid="0053fa50" officeooo:paragraph-rsid="0047b830"/>
    </style:style>
    <style:style style:name="P92" style:family="paragraph" style:parent-style-name="Text_20_body">
      <style:text-properties officeooo:paragraph-rsid="0021f761"/>
    </style:style>
    <style:style style:name="P93" style:family="paragraph" style:parent-style-name="Text_20_body">
      <style:paragraph-properties fo:text-align="justify" style:justify-single-word="false"/>
      <style:text-properties officeooo:paragraph-rsid="002a94ea"/>
    </style:style>
    <style:style style:name="P94" style:family="paragraph" style:parent-style-name="Text_20_body">
      <style:paragraph-properties fo:text-align="justify" style:justify-single-word="false"/>
      <style:text-properties officeooo:paragraph-rsid="0047b830"/>
    </style:style>
    <style:style style:name="P95" style:family="paragraph" style:parent-style-name="Text_20_body">
      <style:paragraph-properties fo:text-align="justify" style:justify-single-word="false"/>
      <style:text-properties officeooo:paragraph-rsid="004a1709"/>
    </style:style>
    <style:style style:name="P96" style:family="paragraph" style:parent-style-name="Text_20_body">
      <style:text-properties officeooo:paragraph-rsid="002a1691"/>
    </style:style>
    <style:style style:name="P97" style:family="paragraph" style:parent-style-name="Text_20_body">
      <style:text-properties officeooo:paragraph-rsid="002bcc7f"/>
    </style:style>
    <style:style style:name="P98" style:family="paragraph" style:parent-style-name="Text_20_body">
      <style:text-properties officeooo:paragraph-rsid="003576d4"/>
    </style:style>
    <style:style style:name="P99" style:family="paragraph" style:parent-style-name="Text_20_body">
      <style:text-properties officeooo:paragraph-rsid="003e8b4f"/>
    </style:style>
    <style:style style:name="P100" style:family="paragraph" style:parent-style-name="Text_20_body">
      <style:text-properties officeooo:paragraph-rsid="0041679c"/>
    </style:style>
    <style:style style:name="P101" style:family="paragraph" style:parent-style-name="Text_20_body">
      <style:text-properties officeooo:paragraph-rsid="0047b830"/>
    </style:style>
    <style:style style:name="P102" style:family="paragraph" style:parent-style-name="Text_20_body">
      <style:text-properties officeooo:paragraph-rsid="0047cca6"/>
    </style:style>
    <style:style style:name="P103" style:family="paragraph" style:parent-style-name="Text_20_body">
      <style:text-properties officeooo:paragraph-rsid="004a1709"/>
    </style:style>
    <style:style style:name="P104" style:family="paragraph" style:parent-style-name="Text_20_body">
      <style:paragraph-properties fo:text-align="justify" style:justify-single-word="false"/>
      <style:text-properties fo:language="en" fo:country="US" officeooo:rsid="002bcc7f" officeooo:paragraph-rsid="0036bc61"/>
    </style:style>
    <style:style style:name="P105" style:family="paragraph" style:parent-style-name="Text_20_body">
      <style:text-properties officeooo:rsid="0036bc61" officeooo:paragraph-rsid="00373733"/>
    </style:style>
    <style:style style:name="P106" style:family="paragraph" style:parent-style-name="Text_20_body">
      <style:paragraph-properties fo:text-align="justify" style:justify-single-word="false"/>
      <style:text-properties fo:language="ru" fo:country="RU" officeooo:paragraph-rsid="002a94ea" style:language-complex="ar" style:country-complex="SA"/>
    </style:style>
    <style:style style:name="P107" style:family="paragraph" style:parent-style-name="Text_20_body">
      <style:paragraph-properties fo:text-align="justify" style:justify-single-word="false"/>
      <style:text-properties fo:language="ru" fo:country="RU" officeooo:paragraph-rsid="002a1691" style:language-complex="ar" style:country-complex="SA"/>
    </style:style>
    <style:style style:name="P108" style:family="paragraph" style:parent-style-name="Text_20_body">
      <style:text-properties officeooo:paragraph-rsid="0057bbbf"/>
    </style:style>
    <style:style style:name="P109" style:family="paragraph" style:parent-style-name="Text_20_body">
      <style:paragraph-properties fo:margin-left="0.499cm" fo:margin-right="0cm" fo:margin-top="0.212cm" fo:margin-bottom="0.212cm" fo:text-indent="0.501cm" style:auto-text-indent="false"/>
      <style:text-properties officeooo:paragraph-rsid="004a1709"/>
    </style:style>
    <style:style style:name="P110" style:family="paragraph" style:parent-style-name="Text_20_body">
      <style:paragraph-properties fo:margin-left="0cm" fo:margin-right="0cm" fo:margin-top="0.212cm" fo:margin-bottom="0.212cm" fo:text-indent="0.501cm" style:auto-text-indent="false"/>
      <style:text-properties officeooo:paragraph-rsid="004a1709"/>
    </style:style>
    <style:style style:name="P111" style:family="paragraph" style:parent-style-name="Text_20_body">
      <style:paragraph-properties fo:margin-left="0cm" fo:margin-right="0cm" fo:margin-top="0.212cm" fo:margin-bottom="0.212cm" fo:text-indent="0.501cm" style:auto-text-indent="false"/>
      <style:text-properties officeooo:paragraph-rsid="0055d338"/>
    </style:style>
    <style:style style:name="P112" style:family="paragraph" style:parent-style-name="Document_20_Title">
      <style:text-properties fo:language="en" fo:country="US" officeooo:paragraph-rsid="0016798b"/>
    </style:style>
    <style:style style:name="P113" style:family="paragraph" style:parent-style-name="Document_20_Title">
      <style:text-properties officeooo:paragraph-rsid="0016798b"/>
    </style:style>
    <style:style style:name="P114" style:family="paragraph" style:parent-style-name="Table_20_Text">
      <style:paragraph-properties style:snap-to-layout-grid="false"/>
    </style:style>
    <style:style style:name="P115" style:family="paragraph" style:parent-style-name="Table_20_Text">
      <style:paragraph-properties style:snap-to-layout-grid="false"/>
      <style:text-properties officeooo:paragraph-rsid="003e8b4f"/>
    </style:style>
    <style:style style:name="P116" style:family="paragraph" style:parent-style-name="Table_20_Text">
      <style:paragraph-properties style:snap-to-layout-grid="false"/>
      <style:text-properties officeooo:paragraph-rsid="0047cca6"/>
    </style:style>
    <style:style style:name="P117" style:family="paragraph" style:parent-style-name="Table_20_Text">
      <style:paragraph-properties style:snap-to-layout-grid="false"/>
      <style:text-properties officeooo:paragraph-rsid="004a1709"/>
    </style:style>
    <style:style style:name="P118" style:family="paragraph" style:parent-style-name="Table_20_Text">
      <style:paragraph-properties fo:text-align="start" style:justify-single-word="false" style:snap-to-layout-grid="false"/>
    </style:style>
    <style:style style:name="P119" style:family="paragraph" style:parent-style-name="Table_20_Text">
      <style:paragraph-properties fo:text-align="start" style:justify-single-word="false" style:snap-to-layout-grid="false"/>
      <style:text-properties officeooo:paragraph-rsid="00289cef"/>
    </style:style>
    <style:style style:name="P120" style:family="paragraph" style:parent-style-name="Table_20_Text">
      <style:paragraph-properties style:snap-to-layout-grid="false"/>
      <style:text-properties fo:language="en" fo:country="GB"/>
    </style:style>
    <style:style style:name="P121" style:family="paragraph" style:parent-style-name="Table_20_Text">
      <style:paragraph-properties style:snap-to-layout-grid="false"/>
      <style:text-properties fo:font-style="italic" officeooo:paragraph-rsid="0047cca6" style:font-style-asian="italic" style:font-style-complex="italic"/>
    </style:style>
    <style:style style:name="P122" style:family="paragraph" style:parent-style-name="Table_20_Text">
      <style:paragraph-properties style:snap-to-layout-grid="false"/>
      <style:text-properties fo:language="en" fo:country="US" officeooo:paragraph-rsid="004a1709"/>
    </style:style>
    <style:style style:name="P123" style:family="paragraph" style:parent-style-name="Table_20_Text">
      <style:paragraph-properties style:snap-to-layout-grid="false"/>
      <style:text-properties officeooo:rsid="0028b6ec" officeooo:paragraph-rsid="0028b6ec"/>
    </style:style>
    <style:style style:name="P124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125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26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officeooo:paragraph-rsid="0047b830"/>
    </style:style>
    <style:style style:name="P127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 officeooo:paragraph-rsid="0047b830"/>
    </style:style>
    <style:style style:name="P128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47b830" style:font-weight-asian="bold"/>
    </style:style>
    <style:style style:name="P129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officeooo:paragraph-rsid="0047cca6" style:font-weight-asian="bold"/>
    </style:style>
    <style:style style:name="P130" style:family="paragraph" style:parent-style-name="Plain_20_Text">
      <style:paragraph-properties fo:margin-left="0.951cm" fo:margin-right="0cm" fo:text-indent="0cm" style:auto-text-indent="false"/>
      <style:text-properties fo:language="en" fo:country="US" officeooo:paragraph-rsid="0047b830"/>
    </style:style>
    <style:style style:name="P131" style:family="paragraph" style:parent-style-name="Plain_20_Text">
      <style:paragraph-properties fo:margin-left="0.951cm" fo:margin-right="0cm" fo:text-indent="0cm" style:auto-text-indent="false"/>
      <style:text-properties fo:language="en" fo:country="US" officeooo:rsid="0047b830" officeooo:paragraph-rsid="0047b830"/>
    </style:style>
    <style:style style:name="P132" style:family="paragraph" style:parent-style-name="Plain_20_Text">
      <style:paragraph-properties fo:margin-left="0.951cm" fo:margin-right="0cm" fo:text-indent="0cm" style:auto-text-indent="false"/>
      <style:text-properties officeooo:paragraph-rsid="0047b830"/>
    </style:style>
    <style:style style:name="P133" style:family="paragraph" style:parent-style-name="Plain_20_Text">
      <style:paragraph-properties fo:margin-left="0.951cm" fo:margin-right="0cm" fo:text-indent="0cm" style:auto-text-indent="false"/>
      <style:text-properties fo:font-weight="bold" officeooo:paragraph-rsid="004f2681" style:font-weight-asian="bold"/>
    </style:style>
    <style:style style:name="P134" style:family="paragraph" style:parent-style-name="Text_20_body">
      <style:paragraph-properties fo:margin-top="0.212cm" fo:margin-bottom="0.212cm" fo:text-align="justify" style:justify-single-word="false"/>
      <style:text-properties fo:language="ru" fo:country="RU" officeooo:paragraph-rsid="002a1691" style:language-complex="ar" style:country-complex="SA"/>
    </style:style>
    <style:style style:name="P13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7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8" style:family="paragraph" style:parent-style-name="Text_20_body" style:list-style-name="L1">
      <style:text-properties officeooo:rsid="0053fa50" officeooo:paragraph-rsid="0047b830"/>
    </style:style>
    <style:style style:name="P139" style:family="paragraph" style:parent-style-name="Text_20_body" style:list-style-name="L2">
      <style:text-properties officeooo:rsid="0053fa50" officeooo:paragraph-rsid="0047b830"/>
    </style:style>
    <style:style style:name="P140" style:family="paragraph" style:parent-style-name="Text_20_body" style:list-style-name="L2">
      <style:text-properties officeooo:paragraph-rsid="0047b830"/>
    </style:style>
    <style:style style:name="P141" style:family="paragraph" style:parent-style-name="Text_20_body" style:list-style-name="L4">
      <style:paragraph-properties fo:text-align="start" style:justify-single-word="false" style:snap-to-layout-grid="false"/>
      <style:text-properties fo:font-weight="bold" officeooo:paragraph-rsid="004a1709" style:font-weight-asian="bold" style:font-weight-complex="bold"/>
    </style:style>
    <style:style style:name="P142" style:family="paragraph" style:parent-style-name="Text_20_body" style:list-style-name="WW8Num35">
      <style:paragraph-properties fo:margin-left="-0.501cm" fo:margin-right="0cm" fo:text-indent="0cm" style:auto-text-indent="false"/>
      <style:text-properties officeooo:paragraph-rsid="003576d4"/>
    </style:style>
    <style:style style:name="P143" style:family="paragraph" style:parent-style-name="Text_20_body" style:list-style-name="WW8Num35">
      <style:paragraph-properties fo:margin-left="-0.501cm" fo:margin-right="0cm" fo:text-align="start" style:justify-single-word="false" fo:text-indent="0cm" style:auto-text-indent="false"/>
      <style:text-properties officeooo:paragraph-rsid="003576d4"/>
    </style:style>
    <style:style style:name="P144" style:family="paragraph" style:parent-style-name="Text_20_body" style:list-style-name="WW8Num34">
      <style:paragraph-properties fo:margin-left="-0.501cm" fo:margin-right="0cm" fo:text-indent="0cm" style:auto-text-indent="false"/>
      <style:text-properties officeooo:paragraph-rsid="002a1691"/>
    </style:style>
    <style:style style:name="P145" style:family="paragraph" style:parent-style-name="Text_20_body" style:list-style-name="WW8Num34">
      <style:paragraph-properties fo:margin-left="-0.501cm" fo:margin-right="0cm" fo:text-indent="0cm" style:auto-text-indent="false"/>
      <style:text-properties officeooo:paragraph-rsid="002bcc7f"/>
    </style:style>
    <style:style style:name="P14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officeooo:rsid="0052a2fe" officeooo:paragraph-rsid="0052a2fe"/>
    </style:style>
    <style:style style:name="P147" style:family="paragraph" style:parent-style-name="Text_20_body">
      <style:paragraph-properties fo:margin-left="0cm" fo:margin-right="0cm" fo:text-indent="0cm" style:auto-text-indent="false" style:snap-to-layout-grid="false"/>
      <style:text-properties officeooo:rsid="0052a2fe" officeooo:paragraph-rsid="0052a2fe"/>
    </style:style>
    <style:style style:name="P148" style:family="paragraph" style:parent-style-name="Text_20_body" style:list-style-name="L3">
      <style:paragraph-properties fo:margin-top="0.212cm" fo:margin-bottom="0.212cm"/>
      <style:text-properties officeooo:paragraph-rsid="004a1709"/>
    </style:style>
    <style:style style:name="P149" style:family="paragraph" style:parent-style-name="Text_20_body" style:list-style-name="L3">
      <style:paragraph-properties fo:margin-top="0.212cm" fo:margin-bottom="0.212cm"/>
      <style:text-properties fo:font-style="italic" fo:font-weight="bold" officeooo:paragraph-rsid="004a1709" style:font-style-asian="italic" style:font-weight-asian="bold" style:font-style-complex="italic" style:font-weight-complex="bold"/>
    </style:style>
    <style:style style:name="P150" style:family="paragraph" style:parent-style-name="Text_20_body" style:list-style-name="L3">
      <style:paragraph-properties fo:margin-top="0.212cm" fo:margin-bottom="0.212cm"/>
      <style:text-properties fo:font-style="normal" fo:font-weight="normal" officeooo:paragraph-rsid="004a1709" style:font-style-asian="normal" style:font-weight-asian="normal" style:font-style-complex="normal" style:font-weight-complex="normal"/>
    </style:style>
    <style:style style:name="P151" style:family="paragraph" style:parent-style-name="Heading_20_3">
      <style:text-properties officeooo:paragraph-rsid="003bcfbd"/>
    </style:style>
    <style:style style:name="P152" style:family="paragraph" style:parent-style-name="Heading_20_3">
      <style:text-properties officeooo:paragraph-rsid="004a1709"/>
    </style:style>
    <style:style style:name="P153" style:family="paragraph" style:parent-style-name="Heading_20_3">
      <style:paragraph-properties fo:margin-left="0cm" fo:margin-right="0cm" fo:text-indent="0cm" style:auto-text-indent="false"/>
      <style:text-properties officeooo:paragraph-rsid="004a1709"/>
    </style:style>
    <style:style style:name="P154" style:family="paragraph" style:parent-style-name="Heading_20_1">
      <style:text-properties officeooo:paragraph-rsid="001e8b23"/>
    </style:style>
    <style:style style:name="P155" style:family="paragraph" style:parent-style-name="Heading_20_1">
      <style:text-properties officeooo:paragraph-rsid="0021f761"/>
    </style:style>
    <style:style style:name="P156" style:family="paragraph" style:parent-style-name="Heading_20_1">
      <style:text-properties officeooo:paragraph-rsid="001cf242"/>
    </style:style>
    <style:style style:name="P157" style:family="paragraph" style:parent-style-name="Heading_20_1">
      <style:text-properties officeooo:paragraph-rsid="0047b830"/>
    </style:style>
    <style:style style:name="P158" style:family="paragraph" style:parent-style-name="Heading_20_1">
      <style:text-properties officeooo:paragraph-rsid="004a6067"/>
    </style:style>
    <style:style style:name="P159" style:family="paragraph" style:parent-style-name="Heading_20_2">
      <style:text-properties officeooo:paragraph-rsid="0021f761"/>
    </style:style>
    <style:style style:name="P160" style:family="paragraph" style:parent-style-name="Heading_20_2">
      <style:paragraph-properties fo:text-align="justify" style:justify-single-word="false"/>
      <style:text-properties officeooo:paragraph-rsid="0021f761"/>
    </style:style>
    <style:style style:name="P161" style:family="paragraph" style:parent-style-name="Heading_20_2">
      <style:paragraph-properties fo:text-align="justify" style:justify-single-word="false"/>
      <style:text-properties officeooo:paragraph-rsid="002e2315"/>
    </style:style>
    <style:style style:name="P162" style:family="paragraph" style:parent-style-name="Heading_20_2">
      <style:text-properties officeooo:paragraph-rsid="002a1691"/>
    </style:style>
    <style:style style:name="P163" style:family="paragraph" style:parent-style-name="Heading_20_2">
      <style:text-properties officeooo:paragraph-rsid="0047b830"/>
    </style:style>
    <style:style style:name="P164" style:family="paragraph" style:parent-style-name="Heading_20_2">
      <style:text-properties officeooo:paragraph-rsid="0047cca6"/>
    </style:style>
    <style:style style:name="P165" style:family="paragraph" style:parent-style-name="Heading_20_2">
      <style:text-properties officeooo:paragraph-rsid="004a1709"/>
    </style:style>
    <style:style style:name="P166" style:family="paragraph" style:parent-style-name="Heading_20_2">
      <style:paragraph-properties fo:margin-left="0cm" fo:margin-right="0cm" fo:text-indent="0cm" style:auto-text-indent="false"/>
      <style:text-properties officeooo:paragraph-rsid="003576d4"/>
    </style:style>
    <style:style style:name="P167" style:family="paragraph" style:parent-style-name="Heading_20_2">
      <style:paragraph-properties fo:margin-left="0cm" fo:margin-right="0cm" fo:text-indent="0cm" style:auto-text-indent="false"/>
      <style:text-properties officeooo:paragraph-rsid="004a1709"/>
    </style:style>
    <style:style style:name="P168" style:family="paragraph" style:parent-style-name="Table_20_Text">
      <style:paragraph-properties style:snap-to-layout-grid="false"/>
      <style:text-properties fo:language="en" fo:country="US" officeooo:rsid="004eb159" officeooo:paragraph-rsid="004eb159"/>
    </style:style>
    <style:style style:name="P169" style:family="paragraph" style:parent-style-name="Table_20_Text">
      <style:paragraph-properties style:snap-to-layout-grid="false"/>
      <style:text-properties fo:language="en" fo:country="US" officeooo:rsid="0050aca3" officeooo:paragraph-rsid="0050aca3"/>
    </style:style>
    <style:style style:name="P170" style:family="paragraph" style:parent-style-name="Table_20_Text">
      <style:paragraph-properties style:snap-to-layout-grid="false"/>
      <style:text-properties fo:language="en" fo:country="US" officeooo:rsid="0052a2fe" officeooo:paragraph-rsid="0052a2fe"/>
    </style:style>
    <style:style style:name="P171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 officeooo:rsid="0016798b" officeooo:paragraph-rsid="0019e4a3"/>
    </style:style>
    <style:style style:name="P172" style:family="paragraph" style:parent-style-name="Contents_20_Heading" style:master-page-name="Преобразование_20_1">
      <style:paragraph-properties style:page-number="1" fo:break-before="page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89cef"/>
    </style:style>
    <style:style style:name="T6" style:family="text">
      <style:text-properties fo:language="en" fo:country="US" officeooo:rsid="002a1691"/>
    </style:style>
    <style:style style:name="T7" style:family="text">
      <style:text-properties fo:language="en" fo:country="US" officeooo:rsid="0021f761"/>
    </style:style>
    <style:style style:name="T8" style:family="text">
      <style:text-properties fo:language="en" fo:country="US" officeooo:rsid="002bcc7f"/>
    </style:style>
    <style:style style:name="T9" style:family="text">
      <style:text-properties fo:language="en" fo:country="US" officeooo:rsid="002dc617"/>
    </style:style>
    <style:style style:name="T10" style:family="text">
      <style:text-properties fo:language="en" fo:country="US" officeooo:rsid="002e2315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5914f9" style:font-weight-asian="bold" style:font-weight-complex="bold"/>
    </style:style>
    <style:style style:name="T14" style:family="text">
      <style:text-properties fo:language="en" fo:country="US" officeooo:rsid="00373733"/>
    </style:style>
    <style:style style:name="T15" style:family="text">
      <style:text-properties fo:language="en" fo:country="US" officeooo:rsid="0038bb39"/>
    </style:style>
    <style:style style:name="T16" style:family="text">
      <style:text-properties fo:language="en" fo:country="US" officeooo:rsid="003e8b4f"/>
    </style:style>
    <style:style style:name="T17" style:family="text">
      <style:text-properties fo:language="en" fo:country="US" officeooo:rsid="0053fa50"/>
    </style:style>
    <style:style style:name="T18" style:family="text">
      <style:text-properties fo:language="en" fo:country="US" fo:font-style="italic" fo:font-weight="bold" officeooo:rsid="0047b830" style:font-style-asian="italic" style:font-weight-asian="bold"/>
    </style:style>
    <style:style style:name="T19" style:family="text">
      <style:text-properties fo:language="en" fo:country="US" fo:font-style="italic" style:font-style-asian="italic"/>
    </style:style>
    <style:style style:name="T20" style:family="text">
      <style:text-properties fo:language="en" fo:country="US" fo:font-style="italic" officeooo:rsid="004a1709" style:font-style-asian="italic"/>
    </style:style>
    <style:style style:name="T21" style:family="text">
      <style:text-properties fo:language="en" fo:country="US" fo:font-style="italic" officeooo:rsid="005aa1bd" style:font-style-asian="italic"/>
    </style:style>
    <style:style style:name="T22" style:family="text">
      <style:text-properties fo:language="en" fo:country="US" fo:font-style="normal" style:text-underline-style="none" officeooo:rsid="004eb159" style:font-style-asian="normal" style:font-style-complex="normal"/>
    </style:style>
    <style:style style:name="T23" style:family="text">
      <style:text-properties fo:language="en" fo:country="US" fo:font-style="normal" style:text-underline-style="none" officeooo:rsid="004a1709" style:font-style-asian="normal" style:font-style-complex="normal"/>
    </style:style>
    <style:style style:name="T24" style:family="text">
      <style:text-properties fo:language="en" fo:country="US" fo:font-style="normal" style:text-underline-style="none" officeooo:rsid="004f2681" style:font-style-asian="normal" style:font-style-complex="normal"/>
    </style:style>
    <style:style style:name="T25" style:family="text">
      <style:text-properties fo:language="en" fo:country="US" officeooo:rsid="0055d338"/>
    </style:style>
    <style:style style:name="T26" style:family="text">
      <style:text-properties fo:language="en" fo:country="US" officeooo:rsid="0057bbbf"/>
    </style:style>
    <style:style style:name="T27" style:family="text">
      <style:text-properties fo:language="en" fo:country="US" officeooo:rsid="0057fc37"/>
    </style:style>
    <style:style style:name="T28" style:family="text">
      <style:text-properties fo:language="en" fo:country="US" officeooo:rsid="005914f9"/>
    </style:style>
    <style:style style:name="T29" style:family="text">
      <style:text-properties fo:font-weight="bold" style:font-weight-asian="bold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18pt" fo:language="en" fo:country="US" style:font-size-asian="18pt" style:font-size-complex="18pt"/>
    </style:style>
    <style:style style:name="T32" style:family="text">
      <style:text-properties officeooo:rsid="0020f8f0"/>
    </style:style>
    <style:style style:name="T33" style:family="text">
      <style:text-properties officeooo:rsid="0021f761"/>
    </style:style>
    <style:style style:name="T34" style:family="text">
      <style:text-properties fo:font-style="italic" style:font-style-asian="italic"/>
    </style:style>
    <style:style style:name="T35" style:family="text">
      <style:text-properties fo:font-style="italic" officeooo:rsid="004f2681" style:font-style-asian="italic" style:font-style-complex="italic" style:font-weight-complex="bold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8" style:family="text">
      <style:text-properties officeooo:rsid="00228105"/>
    </style:style>
    <style:style style:name="T39" style:family="text">
      <style:text-properties officeooo:rsid="00243f60"/>
    </style:style>
    <style:style style:name="T40" style:family="text">
      <style:text-properties officeooo:rsid="0026d581"/>
    </style:style>
    <style:style style:name="T41" style:family="text">
      <style:text-properties officeooo:rsid="00289cef"/>
    </style:style>
    <style:style style:name="T42" style:family="text">
      <style:text-properties officeooo:rsid="002a1691"/>
    </style:style>
    <style:style style:name="T43" style:family="text">
      <style:text-properties officeooo:rsid="002bcc7f"/>
    </style:style>
    <style:style style:name="T44" style:family="text">
      <style:text-properties officeooo:rsid="002dc617"/>
    </style:style>
    <style:style style:name="T45" style:family="text">
      <style:text-properties officeooo:rsid="002f2182"/>
    </style:style>
    <style:style style:name="T46" style:family="text">
      <style:text-properties officeooo:rsid="0030ab4d"/>
    </style:style>
    <style:style style:name="T47" style:family="text">
      <style:text-properties officeooo:rsid="00314b38"/>
    </style:style>
    <style:style style:name="T48" style:family="text">
      <style:text-properties officeooo:rsid="0036bc61"/>
    </style:style>
    <style:style style:name="T49" style:family="text">
      <style:text-properties officeooo:rsid="00373733"/>
    </style:style>
    <style:style style:name="T50" style:family="text">
      <style:text-properties officeooo:rsid="003808d8"/>
    </style:style>
    <style:style style:name="T51" style:family="text">
      <style:text-properties officeooo:rsid="0038bb39"/>
    </style:style>
    <style:style style:name="T52" style:family="text">
      <style:text-properties officeooo:rsid="0039d92b"/>
    </style:style>
    <style:style style:name="T53" style:family="text">
      <style:text-properties officeooo:rsid="003bcfbd"/>
    </style:style>
    <style:style style:name="T54" style:family="text">
      <style:text-properties officeooo:rsid="003d7ed7"/>
    </style:style>
    <style:style style:name="T55" style:family="text">
      <style:text-properties officeooo:rsid="003e8b4f"/>
    </style:style>
    <style:style style:name="T56" style:family="text">
      <style:text-properties officeooo:rsid="00402a0d"/>
    </style:style>
    <style:style style:name="T57" style:family="text">
      <style:text-properties officeooo:rsid="0043adb6"/>
    </style:style>
    <style:style style:name="T58" style:family="text">
      <style:text-properties officeooo:rsid="0053fa50"/>
    </style:style>
    <style:style style:name="T59" style:family="text">
      <style:text-properties officeooo:rsid="00549675"/>
    </style:style>
    <style:style style:name="T60" style:family="text">
      <style:text-properties officeooo:rsid="0047b830"/>
    </style:style>
    <style:style style:name="T61" style:family="text">
      <style:text-properties officeooo:rsid="0050fbaa"/>
    </style:style>
    <style:style style:name="T62" style:family="text">
      <style:text-properties officeooo:rsid="00552900"/>
    </style:style>
    <style:style style:name="T63" style:family="text">
      <style:text-properties officeooo:rsid="0047cca6"/>
    </style:style>
    <style:style style:name="T64" style:family="text">
      <style:text-properties officeooo:rsid="004a1709"/>
    </style:style>
    <style:style style:name="T65" style:family="text">
      <style:text-properties officeooo:rsid="00a08774"/>
    </style:style>
    <style:style style:name="T66" style:family="text">
      <style:text-properties officeooo:rsid="009f9a4b"/>
    </style:style>
    <style:style style:name="T67" style:family="text">
      <style:text-properties officeooo:rsid="0032cf0f"/>
    </style:style>
    <style:style style:name="T68" style:family="text">
      <style:text-properties officeooo:rsid="004d6e1d"/>
    </style:style>
    <style:style style:name="T69" style:family="text">
      <style:text-properties fo:font-weight="normal" officeooo:rsid="004f2681" style:font-weight-asian="normal" style:font-weight-complex="normal"/>
    </style:style>
    <style:style style:name="T70" style:family="text">
      <style:text-properties officeooo:rsid="004eb159"/>
    </style:style>
    <style:style style:name="T71" style:family="text">
      <style:text-properties officeooo:rsid="004f2681"/>
    </style:style>
    <style:style style:name="T72" style:family="text">
      <style:text-properties officeooo:rsid="0050aca3"/>
    </style:style>
    <style:style style:name="T73" style:family="text">
      <style:text-properties officeooo:rsid="0052a2fe"/>
    </style:style>
    <style:style style:name="T74" style:family="text">
      <style:text-properties officeooo:rsid="0057bbbf"/>
    </style:style>
    <style:style style:name="T75" style:family="text">
      <style:text-properties officeooo:rsid="0057fc37"/>
    </style:style>
    <style:style style:name="T76" style:family="text">
      <style:text-properties officeooo:rsid="005914f9"/>
    </style:style>
    <style:style style:name="T77" style:family="text">
      <style:text-properties officeooo:rsid="005a33e8"/>
    </style:style>
    <style:style style:name="T78" style:family="text">
      <style:text-properties officeooo:rsid="005aa1bd"/>
    </style:style>
    <style:style style:name="T79" style:family="text">
      <style:text-properties officeooo:rsid="005b38eb"/>
    </style:style>
    <style:style style:name="T80" style:family="text">
      <style:text-properties officeooo:rsid="005ca1ee"/>
    </style:style>
    <style:style style:name="T81" style:family="text">
      <style:text-properties officeooo:rsid="005ca43e"/>
    </style:style>
    <style:style style:name="T82" style:family="text">
      <style:text-properties officeooo:rsid="005d302e"/>
    </style:style>
    <style:style style:name="T83" style:family="text">
      <style:text-properties officeooo:rsid="005e52cc"/>
    </style:style>
    <style:style style:name="T84" style:family="text">
      <style:text-properties officeooo:rsid="00614063"/>
    </style:style>
    <style:style style:name="T8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71"><text:title>Техническое описание.</text:title></text:p>
      <text:p text:style-name="P112"><text:subject>Шлюз USS запросов USSMan.</text:subject></text:p>
      <text:p text:style-name="P113"><text:span text:style-name="T30">Версия </text:span><text:span text:style-name="T31"><text:user-defined text:name="Version">1.0.0</text:user-defined></text:span></text:p>
      <text:p text:style-name="Title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72">Оглавление</text:p>
          </text:index-title>
          <text:p text:style-name="P137">1Введение<text:tab/>2</text:p>
          <text:p text:style-name="P135">1.1Цель. <text:tab/>2</text:p>
          <text:p text:style-name="P135">1.2 Область действия<text:tab/>2</text:p>
          <text:p text:style-name="P135">1.3 Определения и сокращения<text:tab/>2</text:p>
          <text:p text:style-name="P135">1.4 История изменений<text:tab/>2</text:p>
          <text:p text:style-name="P137">2Описание протокола взаимодействия.<text:tab/>2</text:p>
          <text:p text:style-name="P135">2.1 Логика взаимодействия.<text:tab/>2</text:p>
          <text:p text:style-name="P135">2.2 Используемые типы данных и их формат передачи.<text:tab/>3</text:p>
          <text:p text:style-name="P135">2.3 Формат пакетов клиентского протокола.<text:tab/>3</text:p>
          <text:p text:style-name="P135">2.4Описание протокольных единиц(PDU) протокола.<text:tab/>4</text:p>
          <text:p text:style-name="P136">2.4.1PDU ProcessUSSRequest (тэг 0x01).<text:tab/>4</text:p>
          <text:p text:style-name="P136">2.4.2PDU USSRequestResult (тэг 0x02).<text:tab/>4</text:p>
          <text:p text:style-name="P137">3 Описание файла конфигурации USSMan-а.<text:tab/>5</text:p>
          <text:p text:style-name="P135">3.1 Структура файла конфигурации.<text:tab/>5</text:p>
          <text:p text:style-name="P135">3.2 Сводный список секций файла конфигурации.<text:tab/>6</text:p>
          <text:p text:style-name="P135">3.3 Параметры секции ussman.<text:tab/>6</text:p>
          <text:p text:style-name="P135">3.4 Параметры секции SS7.<text:tab/>7</text:p>
          <text:p text:style-name="P135">3.5 Параметры секции SS7_HD.<text:tab/>7</text:p>
          <text:p text:style-name="P136">3.5.1 Параметры подсекции SS7Units.<text:tab/>8</text:p>
          <text:p text:style-name="P136">3.5.2 Параметры подсекции Layouts.<text:tab/>9</text:p>
          <text:p text:style-name="P135">3.6 Шаблон секции TCAPUserUSS.<text:tab/>9</text:p>
          <text:p text:style-name="P137">4 Контактная информация<text:tab/>10</text:p>
        </text:index-body>
      </text:table-of-content>
      <text:h text:style-name="P154" text:outline-level="1" text:is-list-header="true" text:restart-numbering="true" text:start-value="1"/>
      <text:p text:style-name="P87"/>
      <text:h text:style-name="P155" text:outline-level="1"><text:bookmark-start text:name="_Цель."/><text:span text:style-name="T33">В</text:span><text:bookmark-end text:name="_Цель."/><text:span text:style-name="T33">ведение</text:span></text:h>
      <text:h text:style-name="Heading_20_2" text:outline-level="2">Цель. </text:h>
      <text:p text:style-name="P100"><text:tab/>В данном документе описывается предназначение <text:s/>и логика <text:span text:style-name="T33">взаимодействия с</text:span> модул<text:span text:style-name="T33">ем </text:span><text:span text:style-name="T33"><text:user-defined text:name="Name">USSMan</text:user-defined></text:span><text:span text:style-name="T33">, который является шлюзом USS запросов. <text:s/></text:span></text:p>
      <text:p text:style-name="P100"><text:span text:style-name="T33"><text:tab/></text:span><text:span text:style-name="T38">Он принимает </text:span><text:span text:style-name="T40">USS</text:span><text:span text:style-name="T38">-запрос от клиентского приложения </text:span><text:span text:style-name="T32">по протоколу TCP/IP</text:span><text:span text:style-name="T38">, <text:s/>передает запрос в сигнальную сеть и </text:span><text:span text:style-name="T40">по получении ответа, </text:span><text:span text:style-name="T38">возвращает </text:span><text:span text:style-name="T40">его </text:span><text:span text:style-name="T38">клиентскому приложению </text:span><text:span text:style-name="T56">никак не интерпретируя</text:span><text:span text:style-name="T38">. </text:span></text:p>
      <text:h text:style-name="P159" text:outline-level="2"><text:bookmark text:name="__RefHeading__9135_1268417483"/><text:s/>Область действия<text:bookmark-end text:name="__RefHeading__9135_1268417483"/></text:h>
      <text:p text:style-name="Standard"><text:tab/>Документ подготовлен в рамках проекта <text:span text:style-name="T34">EyeLine SMSC/USSDC</text:span> и предназначен для использования участниками и аудиторами данного проекта.</text:p>
      <text:p text:style-name="P92"/>
      <text:h text:style-name="P159" text:outline-level="2"><text:bookmark text:name="__RefHeading__9137_1268417483"/><text:s/>Определения и сокращения<text:bookmark-end text:name="__RefHeading__9137_1268417483"/></text:h>
      <text:p text:style-name="P23">DCS – Data Coding Scheme</text:p>
      <text:p text:style-name="P24">IMSI – International Mobile Subscriber Identity/</text:p>
      <text:p text:style-name="P25">IN – Intelligent Network</text:p>
      <text:p text:style-name="P25">MSC – Mobile Switching Center</text:p>
      <text:p text:style-name="P26">PDU – Protocol Data Unit</text:p>
      <text:p text:style-name="P23">SSN – SubSystem Number</text:p>
      <text:p text:style-name="P22"><text:span text:style-name="T39">USS</text:span> –<text:span text:style-name="T39">Unstructured Supplementary Service</text:span></text:p>
      <text:p text:style-name="P25">USSD – Unstructured Supplementary Service Data</text:p>
      <text:p text:style-name="P22"/>
      <text:h text:style-name="P160" text:outline-level="2"><text:s/>История изменений<text:bookmark-start text:name="_История_изменений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24">Дата</text:p>
          </table:table-cell>
          <table:table-cell table:style-name="Таблица1.A1" office:value-type="string">
            <text:p text:style-name="P124">Версия</text:p>
          </table:table-cell>
          <table:table-cell table:style-name="Таблица1.A1" office:value-type="string">
            <text:p text:style-name="P124">Описание</text:p>
          </table:table-cell>
          <table:table-cell table:style-name="Таблица1.D1" office:value-type="string">
            <text:p text:style-name="P125">Автор</text:p>
          </table:table-cell>
        </table:table-row>
        <table:table-row table:style-name="Таблица1.1">
          <table:table-cell table:style-name="Таблица1.A2" office:value-type="string">
            <text:p text:style-name="P118"><text:span text:style-name="T4">01</text:span>-Февраля-2007</text:p>
          </table:table-cell>
          <table:table-cell table:style-name="Таблица1.A2" office:value-type="string">
            <text:p text:style-name="P120"><text:span text:style-name="T41">0</text:span>.0</text:p>
          </table:table-cell>
          <table:table-cell table:style-name="Таблица1.A2" office:value-type="string">
            <text:p text:style-name="P114">Исходный документ<text:span text:style-name="T80">(клиентский протокол взаимодействия)</text:span></text:p>
          </table:table-cell>
          <table:table-cell table:style-name="Таблица1.D2" office:value-type="string">
            <text:p text:style-name="P114">Дмитрий Шульга</text:p>
          </table:table-cell>
        </table:table-row>
        <table:table-row table:style-name="Таблица1.1">
          <table:table-cell table:style-name="Таблица1.A3" office:value-type="string">
            <text:p text:style-name="P119"><text:span text:style-name="T4">1</text:span><text:span text:style-name="T5">5</text:span>-<text:span text:style-name="T41">Июня</text:span>-20<text:span text:style-name="T41">11</text:span></text:p>
          </table:table-cell>
          <table:table-cell table:style-name="Таблица1.A3" office:value-type="string">
            <text:p text:style-name="P120"><text:span text:style-name="T41">1</text:span>.0<text:span text:style-name="T41">.0</text:span></text:p>
          </table:table-cell>
          <table:table-cell table:style-name="Таблица1.A3" office:value-type="string">
            <text:p text:style-name="P115"><text:span text:style-name="T55">Описание релизной версии модуля</text:span><text:span text:style-name="T57">, файл конфигурации.</text:span></text:p>
          </table:table-cell>
          <table:table-cell table:style-name="Таблица1.D3" office:value-type="string">
            <text:p text:style-name="P123">Роман Герасимов.</text:p>
          </table:table-cell>
        </table:table-row>
      </table:table>
      <text:p text:style-name="P10"><text:bookmark-start text:name="_Определения."/><text:bookmark-end text:name="_Определения."/></text:p>
      <text:h text:style-name="P156" text:outline-level="1"><text:bookmark-start text:name="_Описание_протокола."/>Описание протокола взаимодействия.<text:bookmark-end text:name="_Описание_протокола."/></text:h>
      <text:p text:style-name="P93"><text:tab/><text:span text:style-name="T42">К</text:span>лиентски<text:span text:style-name="T42">й</text:span> протокол, поддерживаемы<text:span text:style-name="T42">й</text:span> <text:span text:style-name="T33"><text:user-defined text:name="Name">USSMan</text:user-defined></text:span>-ом, основан на обмене протокольными единицами (<text:span text:style-name="T4">PDU</text:span>) с использованием транспортных возможностей <text:span text:style-name="T4">TCP</text:span>/<text:span text:style-name="T4">IP</text:span><text:span text:style-name="T6">.</text:span></text:p>
      <text:h text:style-name="P161" text:outline-level="2"><text:span text:style-name="T6"><text:s/></text:span><text:span text:style-name="T10">Логика взаимодействия</text:span><text:span text:style-name="T6">.</text:span></text:h>
      <text:p text:style-name="P106"><text:span text:style-name="T42"><text:tab/>Клиентам для взаимодействия с </text:span><text:span text:style-name="T33"><text:user-defined text:name="Name">USSMan</text:user-defined></text:span><text:span text:style-name="T42">-ом необходимо инициировать транспортное соединение, после установления которого, можно начинать обмен PDU.</text:span></text:p>
      <text:p text:style-name="P134"><text:span text:style-name="T42"><text:tab/>В случае, если одна из сторон столкнулась с ошибкой при приеме PDU, препятствующей дальнейшему взаимодействию, то эта сторона должна закрыт</text:span><text:span text:style-name="T65">ь</text:span><text:span text:style-name="T42"> текуще</text:span><text:span text:style-name="T65">е</text:span><text:span text:style-name="T42"> соединени</text:span><text:span text:style-name="T66">е. <text:s/>После чего клиентская сторона может</text:span><text:span text:style-name="T42"> открыть новое.</text:span></text:p>
      <text:p text:style-name="P107"><text:span text:style-name="T42"><text:tab/>Протокол </text:span><text:span text:style-name="T43">взаимодействия рассчитан на </text:span><text:span text:style-name="T42"><text:s/>асинхронн</text:span><text:span text:style-name="T43">ую</text:span><text:span text:style-name="T42"> обработк</text:span><text:span text:style-name="T43">у</text:span><text:span text:style-name="T42"> </text:span><text:span text:style-name="T67">множества </text:span><text:span text:style-name="T42">запросов </text:span><text:span text:style-name="T43">клиент</text:span><text:span text:style-name="T67">а в рамках одного </text:span><text:span text:style-name="T81">соединения.</text:span><text:span text:style-name="T42"> </text:span><text:span text:style-name="T43">Для этого клиентская сторона назначает своим запросам </text:span><text:soft-page-break/><text:span text:style-name="T43">уникальный идентификатор диалога, который впоследствии присутствует в каждом </text:span><text:span text:style-name="T45">пакете</text:span><text:span text:style-name="T43">, имеющем отношение к данному запросу.</text:span></text:p>
      <text:h text:style-name="P166" text:outline-level="2"><text:s/><text:span text:style-name="T42">Используемые типы данных и их формат передачи</text:span>.</text:h>
      <text:p text:style-name="P98"><text:tab/>Следующие типы данных используются <text:span text:style-name="T47">при формировании пакетов </text:span><text:s/>протокола <text:span text:style-name="T47">взаимодействия:</text:span></text:p>
      <text:list xml:id="list1661606279" text:style-name="WW8Num35">
        <text:list-item>
          <text:p text:style-name="P142"><text:span text:style-name="T4">Boolean</text:span><text:tab/>- передается как один октет, ноль означает <text:span text:style-name="T4">false</text:span>, <text:s/>любое ненулевой значение – <text:span text:style-name="T4">true</text:span>;<text:line-break/>далее упоминается как: <text:span text:style-name="T4">Bool</text:span></text:p>
        </text:list-item>
        <text:list-item>
          <text:p text:style-name="P142"><text:span text:style-name="T4">Unsigned</text:span> <text:span text:style-name="T4">Integers</text:span> (8, 16, 32, 64 <text:span text:style-name="T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4">UInt</text:span>8, <text:span text:style-name="T4">UInt</text:span>16, <text:span text:style-name="T4">UInt</text:span>32, <text:span text:style-name="T4">UInt</text:span>64</text:p>
        </text:list-item>
        <text:list-item>
          <text:p text:style-name="P142"><text:span text:style-name="T4">Signed</text:span> <text:span text:style-name="T4">Integers</text:span> (16, 32 <text:span text:style-name="T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4">Int</text:span>16, <text:span text:style-name="T4">Int</text:span>32</text:p>
        </text:list-item>
        <text:list-item>
          <text:p text:style-name="P143"><text:span text:style-name="T4">Variable</text:span> <text:span text:style-name="T4">length</text:span> <text:span text:style-name="T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4">VarString</text:span></text:p>
        </text:list-item>
      </text:list>
      <text:h text:style-name="P162" text:outline-level="2"><text:bookmark text:name="__RefHeading__9177_1268417483"/><text:s/><text:span text:style-name="T42">Ф</text:span>ормат <text:span text:style-name="T42">пакетов </text:span>клиентск<text:span text:style-name="T42">ого</text:span> протокол<text:span text:style-name="T42">а</text:span>.<text:bookmark-end text:name="__RefHeading__9177_1268417483"/></text:h>
      <text:p text:style-name="P97"><text:tab/>Все пакеты <text:span text:style-name="T43">протокола взаимодействия имеют </text:span>единый формат <text:span text:style-name="T43">и </text:span><text:s/>состоят из двух частей: служебного заголовка и содержимого <text:span text:style-name="T4">PDU,</text:span> сериализованных в следующем порядке:</text:p>
      <text:p text:style-name="P96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48">Uint32</text:p>
          </table:table-cell>
          <table:table-cell table:style-name="Таблица6.A1" office:value-type="string">
            <text:p text:style-name="P48">Uint16</text:p>
          </table:table-cell>
          <table:table-cell table:style-name="Таблица6.A1" office:value-type="string">
            <text:p text:style-name="P48">Uint<text:span text:style-name="T43">32</text:span></text:p>
          </table:table-cell>
          <table:table-cell table:style-name="Таблица6.D1" office:value-type="string">
            <text:p text:style-name="P48"/>
          </table:table-cell>
        </table:table-row>
        <table:table-row table:style-name="Таблица6.1">
          <table:table-cell table:style-name="Таблица6.A1" office:value-type="string">
            <text:p text:style-name="P48">Packet length</text:p>
          </table:table-cell>
          <table:table-cell table:style-name="Таблица6.A1" office:value-type="string">
            <text:p text:style-name="P48">PDU tag</text:p>
          </table:table-cell>
          <table:table-cell table:style-name="Таблица6.A1" office:value-type="string">
            <text:p text:style-name="P54">DialogId</text:p>
          </table:table-cell>
          <table:table-cell table:style-name="Таблица6.D1" office:value-type="string">
            <text:p text:style-name="P48">PDU content</text:p>
          </table:table-cell>
        </table:table-row>
      </table:table>
      <text:p text:style-name="P96"/>
      <text:p text:style-name="P96">где:</text:p>
      <text:list xml:id="list1557814248" text:style-name="WW8Num34">
        <text:list-item>
          <text:p text:style-name="P144"><text:span text:style-name="T4">Packet</text:span> <text:span text:style-name="T4">length</text:span> – длина всего пакета в октетах</text:p>
        </text:list-item>
        <text:list-item>
          <text:p text:style-name="P144"><text:span text:style-name="T4">PDU</text:span> <text:span text:style-name="T4">tag</text:span> – идентификатор <text:span text:style-name="T4">PDU</text:span>, определяющий дальнейшее содержимое пакета <text:span text:style-name="T48">(см. </text:span><text:a xlink:type="simple" xlink:href="#2.5.Описание протокольных единиц(PDU) протокола.|outline"><text:span text:style-name="T49">Описание протокольных единиц(PDU) протокола.</text:span></text:a><text:span text:style-name="T48"> )</text:span></text:p>
        </text:list-item>
        <text:list-item>
          <text:p text:style-name="P145"><text:span text:style-name="T8">DialogId</text:span> – <text:span text:style-name="T46">уникальный идентификатор запроса</text:span></text:p>
        </text:list-item>
        <text:list-item>
          <text:p text:style-name="P144"><text:span text:style-name="T4">PDU</text:span> <text:span text:style-name="T4">content</text:span> <text:s/>- сериализованное содержимое <text:span text:style-name="T4">PDU</text:span> </text:p>
        </text:list-item>
      </text:list>
      <text:p text:style-name="P58"/>
      <text:h text:style-name="Heading_20_2" text:outline-level="2"><text:soft-page-break/><text:span text:style-name="T48">Описание протокольных единиц(PDU) протокола</text:span>.</text:h>
      <text:p text:style-name="P32"><text:tab/>Протоколом определены следующие протокольные единицы <text:span text:style-name="T45">(PDU)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7">Наименование</text:p>
          </table:table-cell>
          <table:table-cell table:style-name="Таблица7.A1" office:value-type="string">
            <text:p text:style-name="P30">Тэг</text:p>
          </table:table-cell>
          <table:table-cell table:style-name="Таблица7.A1" office:value-type="string">
            <text:p text:style-name="P27">Направлении передачи</text:p>
          </table:table-cell>
          <table:table-cell table:style-name="Таблица7.D1" office:value-type="string">
            <text:p text:style-name="P27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28"><text:a xlink:type="simple" xlink:href="#2.4.1.PDU ProcessUSSRequest (тэг 0x01).|outline"><text:span text:style-name="Internet_20_link"><text:span text:style-name="T44">ProcessUSSRequest</text:span></text:span></text:a></text:p>
          </table:table-cell>
          <table:table-cell table:style-name="Таблица7.A2" office:value-type="string">
            <text:p text:style-name="P30">0x01</text:p>
          </table:table-cell>
          <table:table-cell table:style-name="Таблица7.A2" office:value-type="string">
            <text:p text:style-name="P28">от клиента в сторону <text:span text:style-name="T7"><text:user-defined text:name="Name">USSMan</text:user-defined></text:span><text:span text:style-name="T9">-a</text:span></text:p>
          </table:table-cell>
          <table:table-cell table:style-name="Таблица7.D2" office:value-type="string">
            <text:p text:style-name="P29"><text:span text:style-name="T44">Содержит данные, необходимые для </text:span><text:s/>в<text:span text:style-name="T44">ыполнение USS-запроса</text:span></text:p>
          </table:table-cell>
        </table:table-row>
        <table:table-row table:style-name="Таблица7.1">
          <table:table-cell table:style-name="Таблица7.A2" office:value-type="string">
            <text:p text:style-name="P28"><text:a xlink:type="simple" xlink:href="#2.4.2.PDU USSRequestResult (тэг 0x02).|outline"><text:span text:style-name="Internet_20_link"><text:span text:style-name="T9">USSRequest</text:span></text:span></text:a><text:a xlink:type="simple" xlink:href="#2.4.2.PDU USSRequestResult (тэг 0x02).|outline"><text:span text:style-name="Internet_20_link"><text:span text:style-name="T4">Result</text:span></text:span></text:a></text:p>
          </table:table-cell>
          <table:table-cell table:style-name="Таблица7.A2" office:value-type="string">
            <text:p text:style-name="P30">0x02</text:p>
          </table:table-cell>
          <table:table-cell table:style-name="Таблица7.A2" office:value-type="string">
            <text:p text:style-name="P28">от <text:span text:style-name="T7"><text:user-defined text:name="Name">USSMan</text:user-defined></text:span><text:span text:style-name="T9">-a</text:span> в сторону клиента</text:p>
          </table:table-cell>
          <table:table-cell table:style-name="Таблица7.D2" office:value-type="string">
            <text:p text:style-name="P31">Содержит результат выполнение <text:line-break/>USS-запроса</text:p>
          </table:table-cell>
        </table:table-row>
      </table:table>
      <text:p text:style-name="P104"/>
      <text:h text:style-name="P151" text:outline-level="3"><text:span text:style-name="T53">PDU </text:span><text:span text:style-name="T48">ProcessUSSRequest </text:span><text:span text:style-name="T49">(тэг 0x01)</text:span><text:span text:style-name="T48">.</text:span></text:h>
      <text:p text:style-name="P17"><text:span text:style-name="T49"><text:tab/>Данное PDU с</text:span><text:span text:style-name="T44">одержит </text:span><text:span text:style-name="T44">данные, необходимые для </text:span><text:span text:style-name="T49"><text:s/>в</text:span><text:span text:style-name="T44">ыполнение USS-запроса.</text:span></text:p>
      <text:p text:style-name="P1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59">Поле</text:p>
          </table:table-cell>
          <table:table-cell table:style-name="Таблица9.A1" office:value-type="string">
            <text:p text:style-name="P72">Тип</text:p>
          </table:table-cell>
          <table:table-cell table:style-name="Таблица9.A1" office:value-type="string">
            <text:p text:style-name="P59">Длина</text:p>
          </table:table-cell>
          <table:table-cell table:style-name="Таблица9.D1" office:value-type="string">
            <text:p text:style-name="P59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55">flag</text:p>
          </table:table-cell>
          <table:table-cell table:style-name="Таблица9.A2" office:value-type="string">
            <text:p text:style-name="P51">UInt<text:span text:style-name="T49">8</text:span></text:p>
          </table:table-cell>
          <table:table-cell table:style-name="Таблица9.C2" office:value-type="float" office:value="1">
            <text:p text:style-name="P55">1</text:p>
          </table:table-cell>
          <table:table-cell table:style-name="Таблица9.D2" office:value-type="string">
            <text:p text:style-name="P11"><text:span text:style-name="T49">описывает содержимое строки данных запроса:</text:span><text:span text:style-name="T4"> </text:span></text:p>
            <text:p text:style-name="P17">0 – поле <text:span text:style-name="T4">ussData</text:span> содержит бинарные данные, упакованные в соответствии со значением <text:span text:style-name="T4">DCS</text:span>;</text:p>
            <text:p text:style-name="P17">1 – поле <text:span text:style-name="T4">ussData</text:span> содержит сообщение в кодировке <text:span text:style-name="T4">ASCII</text:span> <text:span text:style-name="T4">Latin</text:span>1<text:span text:style-name="T4">; </text:span><text:span text:style-name="T14">поле DCS отсутствует.</text:span></text:p>
            <text:p text:style-name="P33">2 – поле <text:span text:style-name="T4">ussData</text:span> содержит сообщение в кодировке <text:span text:style-name="T4">UCS</text:span>2<text:span text:style-name="T49">; </text:span><text:span text:style-name="T14">поле DCS отсутствует.</text:span></text:p>
          </table:table-cell>
        </table:table-row>
        <table:table-row table:style-name="Таблица9.1">
          <table:table-cell table:style-name="Таблица9.A2" office:value-type="string">
            <text:p text:style-name="P55">DCS</text:p>
          </table:table-cell>
          <table:table-cell table:style-name="Таблица9.A2" office:value-type="string">
            <text:p text:style-name="P51">UInt<text:span text:style-name="T49">8</text:span></text:p>
          </table:table-cell>
          <table:table-cell table:style-name="Таблица9.A2" office:value-type="string">
            <text:p text:style-name="P55">0 .. 1</text:p>
          </table:table-cell>
          <table:table-cell table:style-name="Таблица9.D2" office:value-type="string">
            <text:p text:style-name="P33"><text:span text:style-name="T14">значение </text:span><text:span text:style-name="T4">Data Coding scheme, </text:span><text:span text:style-name="T14">если поле flag ненулевое, </text:span><text:span text:style-name="T16">иначе отсутствует.</text:span></text:p>
          </table:table-cell>
        </table:table-row>
        <table:table-row table:style-name="Таблица9.1">
          <table:table-cell table:style-name="Таблица9.A4" office:value-type="string">
            <text:p text:style-name="P37">ussData</text:p>
          </table:table-cell>
          <table:table-cell table:style-name="Таблица9.A4" office:value-type="string">
            <text:p text:style-name="P51">VarString</text:p>
          </table:table-cell>
          <table:table-cell table:style-name="Таблица9.A4" office:value-type="string">
            <text:p text:style-name="P49"><text:span text:style-name="T49">1 .. 1</text:span><text:span text:style-name="T50">8</text:span>4</text:p>
          </table:table-cell>
          <table:table-cell table:style-name="Таблица9.D4" office:value-type="string">
            <text:p text:style-name="P33"><text:span text:style-name="T4">Данные uss-запроса </text:span><text:span text:style-name="T14">с префиксом длины</text:span>.</text:p>
          </table:table-cell>
        </table:table-row>
        <table:table-row table:style-name="Таблица9.1">
          <table:table-cell table:style-name="Таблица9.A2" office:value-type="string">
            <text:p text:style-name="P38">msISDN</text:p>
          </table:table-cell>
          <table:table-cell table:style-name="Таблица9.A2" office:value-type="string">
            <text:p text:style-name="P51">VarString</text:p>
          </table:table-cell>
          <table:table-cell table:style-name="Таблица9.A2" office:value-type="string">
            <text:p text:style-name="P59">1 .. <text:span text:style-name="T15">30</text:span></text:p>
          </table:table-cell>
          <table:table-cell table:style-name="Таблица9.D2" office:value-type="string">
            <text:p text:style-name="P34"><text:span text:style-name="T4">ISDN</text:span>-адрес мобильного терминала абонента <text:span text:style-name="T82">(</text:span><text:span text:style-name="T51">с префиксом длины</text:span><text:span text:style-name="T82">)</text:span><text:span text:style-name="T51">.</text:span></text:p>
          </table:table-cell>
        </table:table-row>
        <table:table-row table:style-name="Таблица9.1">
          <table:table-cell table:style-name="Таблица9.A4" office:value-type="string">
            <text:p text:style-name="P47">IN_SSN</text:p>
          </table:table-cell>
          <table:table-cell table:style-name="Таблица9.A4" office:value-type="string">
            <text:p text:style-name="P45">Uint8</text:p>
          </table:table-cell>
          <table:table-cell table:style-name="Таблица9.C6" office:value-type="float" office:value="1">
            <text:p text:style-name="P59">1</text:p>
          </table:table-cell>
          <table:table-cell table:style-name="Таблица9.D4" office:value-type="string">
            <text:p text:style-name="P34">Номер подсистемы <text:span text:style-name="T4">IN</text:span>-платформы, которой будет передаваться <text:span text:style-name="T51">USS</text:span>-запрос на обработку.</text:p>
          </table:table-cell>
        </table:table-row>
        <table:table-row table:style-name="Таблица9.1">
          <table:table-cell table:style-name="Таблица9.A4" office:value-type="string">
            <text:p text:style-name="P43">IN_ISDN</text:p>
          </table:table-cell>
          <table:table-cell table:style-name="Таблица9.A4" office:value-type="string">
            <text:p text:style-name="P46">VarString</text:p>
          </table:table-cell>
          <table:table-cell table:style-name="Таблица9.A4" office:value-type="string">
            <text:p text:style-name="P60">1 .. <text:span text:style-name="T15">30</text:span></text:p>
          </table:table-cell>
          <table:table-cell table:style-name="Таблица9.D4" office:value-type="string">
            <text:p text:style-name="P36"><text:span text:style-name="T4">ISDN</text:span>-адрес <text:span text:style-name="T4">IN</text:span>-платформы, которой будет передаваться <text:span text:style-name="T51">USS</text:span>-запрос на обработку <text:span text:style-name="T82">(</text:span><text:span text:style-name="T51">с префиксом длины</text:span><text:span text:style-name="T82">)</text:span>.</text:p>
          </table:table-cell>
        </table:table-row>
        <table:table-row table:style-name="Таблица9.1">
          <table:table-cell table:style-name="Таблица9.A4" office:value-type="string">
            <text:p text:style-name="P43">IMSI</text:p>
          </table:table-cell>
          <table:table-cell table:style-name="Таблица9.A4" office:value-type="string">
            <text:p text:style-name="P46">VarString</text:p>
          </table:table-cell>
          <table:table-cell table:style-name="Таблица9.A4" office:value-type="string">
            <text:p text:style-name="P61">1 .. <text:span text:style-name="T52">16</text:span></text:p>
          </table:table-cell>
          <table:table-cell table:style-name="Таблица9.D4" office:value-type="string">
            <text:p text:style-name="P44">IMSI абонента <text:span text:style-name="T51">с префиксом длины. </text:span><text:span text:style-name="T52">(может быть пуст</text:span><text:span text:style-name="T53">ой строкой</text:span><text:span text:style-name="T52">)</text:span></text:p>
          </table:table-cell>
        </table:table-row>
      </table:table>
      <text:p text:style-name="P105"/>
      <text:h text:style-name="P151" text:outline-level="3"><text:span text:style-name="T53">PDU USSRequestResult (</text:span><text:span text:style-name="T49">тэг 0x0</text:span><text:span text:style-name="T53">2)</text:span>.</text:h>
      <text:p text:style-name="P18"><text:span text:style-name="T49"><text:tab/>Данное PDU с</text:span><text:span text:style-name="T44">одержит </text:span><text:span text:style-name="T54">статус и </text:span><text:span text:style-name="T44">результат выполнение USS-запроса.</text:span></text:p>
      <text:p text:style-name="P20"/>
      <text:p text:style-name="P1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62">Поле</text:p>
          </table:table-cell>
          <table:table-cell table:style-name="Таблица8.A1" office:value-type="string">
            <text:p text:style-name="P73">Тип</text:p>
          </table:table-cell>
          <table:table-cell table:style-name="Таблица8.A1" office:value-type="string">
            <text:p text:style-name="P62">Длина</text:p>
          </table:table-cell>
          <table:table-cell table:style-name="Таблица8.D1" office:value-type="string">
            <text:p text:style-name="P62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7">status</text:p>
          </table:table-cell>
          <table:table-cell table:style-name="Таблица8.A2" office:value-type="string">
            <text:p text:style-name="P52">UInt<text:span text:style-name="T55">16</text:span></text:p>
          </table:table-cell>
          <table:table-cell table:style-name="Таблица8.C2" office:value-type="float" office:value="2">
            <text:p text:style-name="P57">2</text:p>
          </table:table-cell>
          <table:table-cell table:style-name="Таблица8.D2" office:value-type="string">
            <text:p text:style-name="P12"><text:span text:style-name="T55">статус выполнения запроса</text:span>:<text:line-break/>0 <text:span text:style-name="T55">(reqOK)</text:span> – запрос успешно обработан, <text:span text:style-name="T55">следующие поля PDU присутствуют<text:line-break/></text:span>1 <text:span text:style-name="T55">(reqDUPLICATE)</text:span>– <text:span text:style-name="T55">аналогичный </text:span>запрос <text:s/>уже находится в обработке.<text:line-break/>2 <text:span text:style-name="T55">(reqFAILED)</text:span>– при обработке запроса возникла ошибка</text:p>
            <text:p text:style-name="P12"><text:soft-page-break/><text:span text:style-name="T55">3 (reqDENIED) — запрос не может быть передан в </text:span><text:span text:style-name="T55">сигнальную сеть вследствие конфигурационных ограничений. (например превышен лимит на число единовременных запросов)</text:span></text:p>
          </table:table-cell>
        </table:table-row>
        <table:table-row table:style-name="Таблица8.1">
          <table:table-cell table:style-name="Таблица8.A3" table:number-columns-spanned="4" office:value-type="string">
            <text:p text:style-name="P84">Следующие поля <text:span text:style-name="T83">присутствуют</text:span> только при нулевом значении поля status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office:value-type="string">
            <text:p text:style-name="P56">flag</text:p>
          </table:table-cell>
          <table:table-cell table:style-name="Таблица8.A4" office:value-type="string">
            <text:p text:style-name="P52">UInt<text:span text:style-name="T49">8</text:span></text:p>
          </table:table-cell>
          <table:table-cell table:style-name="Таблица8.C4" office:value-type="float" office:value="1">
            <text:p text:style-name="P56">1</text:p>
          </table:table-cell>
          <table:table-cell table:style-name="Таблица8.A3" office:value-type="string">
            <text:p text:style-name="P12"><text:span text:style-name="T49">описывает содержимое строки данных </text:span><text:span text:style-name="T55">результата </text:span><text:span text:style-name="T83">выполнения</text:span><text:span text:style-name="T55"> </text:span><text:span text:style-name="T49">запроса:</text:span><text:span text:style-name="T4"> </text:span></text:p>
            <text:p text:style-name="P19">0 – поле <text:span text:style-name="T4">ussData</text:span> содержит бинарные данные, упакованные в соответствии со значением <text:span text:style-name="T4">DCS</text:span>;</text:p>
            <text:p text:style-name="P19">1 – поле <text:span text:style-name="T4">ussData</text:span> содержит сообщение в кодировке <text:span text:style-name="T4">ASCII</text:span> <text:span text:style-name="T4">Latin</text:span>1<text:span text:style-name="T4">; </text:span><text:span text:style-name="T14">поле DCS отсутствует.</text:span></text:p>
            <text:p text:style-name="P35">2 – поле <text:span text:style-name="T4">ussData</text:span> содержит сообщение в кодировке <text:span text:style-name="T4">UCS</text:span>2<text:span text:style-name="T49">; </text:span><text:span text:style-name="T14">поле DCS отсутствует.</text:span></text:p>
          </table:table-cell>
        </table:table-row>
        <table:table-row table:style-name="Таблица8.1">
          <table:table-cell table:style-name="Таблица8.A2" office:value-type="string">
            <text:p text:style-name="P56">DCS</text:p>
          </table:table-cell>
          <table:table-cell table:style-name="Таблица8.A2" office:value-type="string">
            <text:p text:style-name="P52">UInt<text:span text:style-name="T49">8</text:span></text:p>
          </table:table-cell>
          <table:table-cell table:style-name="Таблица8.A2" office:value-type="string">
            <text:p text:style-name="P56">0 .. 1</text:p>
          </table:table-cell>
          <table:table-cell table:style-name="Таблица8.D2" office:value-type="string">
            <text:p text:style-name="P42"><text:span text:style-name="T49">значение </text:span>Data Coding scheme, <text:span text:style-name="T49">если поле flag ненулевое, </text:span><text:span text:style-name="T55">иначе отсутствует.</text:span></text:p>
          </table:table-cell>
        </table:table-row>
        <table:table-row table:style-name="Таблица8.1">
          <table:table-cell table:style-name="Таблица8.A4" office:value-type="string">
            <text:p text:style-name="P39">ussData</text:p>
          </table:table-cell>
          <table:table-cell table:style-name="Таблица8.A4" office:value-type="string">
            <text:p text:style-name="P52">VarString</text:p>
          </table:table-cell>
          <table:table-cell table:style-name="Таблица8.A4" office:value-type="string">
            <text:p text:style-name="P50"><text:span text:style-name="T49">1 .. 1</text:span><text:span text:style-name="T50">8</text:span>4</text:p>
          </table:table-cell>
          <table:table-cell table:style-name="Таблица8.A3" office:value-type="string">
            <text:p text:style-name="P42">Данные uss-запроса <text:span text:style-name="T49">с префиксом длины</text:span>.</text:p>
          </table:table-cell>
        </table:table-row>
        <table:table-row table:style-name="Таблица8.1">
          <table:table-cell table:style-name="Таблица8.A2" office:value-type="string">
            <text:p text:style-name="P39">msISDN</text:p>
          </table:table-cell>
          <table:table-cell table:style-name="Таблица8.A2" office:value-type="string">
            <text:p text:style-name="P52">VarString</text:p>
          </table:table-cell>
          <table:table-cell table:style-name="Таблица8.A2" office:value-type="string">
            <text:p text:style-name="P62">1 .. <text:span text:style-name="T15">30</text:span></text:p>
          </table:table-cell>
          <table:table-cell table:style-name="Таблица8.D2" office:value-type="string">
            <text:p text:style-name="P35"><text:span text:style-name="T4">ISDN</text:span>-адрес мобильного терминала абонента <text:span text:style-name="T51">с префиксом длины.</text:span></text:p>
          </table:table-cell>
        </table:table-row>
      </table:table>
      <text:p text:style-name="P99"><text:bookmark-start text:name="_Представление_значений_многобайтовы"/><text:bookmark-end text:name="_Представление_значений_многобайтовы"/></text:p>
      <text:h text:style-name="P157" text:outline-level="1"><text:bookmark text:name="__RefHeading__9223_1268417483"/><text:s/><text:bookmark-start text:name="_Описание_параметров_конфигурации_IN"/>Описание файла конфигурации <text:bookmark-end text:name="_Описание_параметров_конфигурации_IN"/><text:span text:style-name="T4"><text:user-defined text:name="Name">USSMan</text:user-defined></text:span>-а.<text:bookmark-end text:name="__RefHeading__9223_1268417483"/></text:h>
      <text:h text:style-name="P163" text:outline-level="2"><text:bookmark text:name="__RefHeading__9225_12684174831"/><text:s/><text:span text:style-name="T58">Структура файла конфигурации</text:span><text:bookmark-start text:name="_Конфигурируемые_сервисы.1"/>.<text:bookmark-end text:name="__RefHeading__9225_12684174831"/><text:bookmark-end text:name="_Конфигурируемые_сервисы.1"/></text:h>
      <text:p text:style-name="P101"><text:tab/>При старте <text:s/><text:span text:style-name="T4"><text:user-defined text:name="Name">USSMan</text:user-defined></text:span><text:span text:style-name="T4"> </text:span>считывает параметры инициализации из файл<text:span text:style-name="T60">а</text:span> конфигурации. <text:s/><text:span text:style-name="T60">Данный </text:span>файл является <text:span text:style-name="T4">xml</text:span> документом <text:span text:style-name="T58">определённого формата</text:span>, структура которого позволяет создавать иерархическое пространство имен для параметров и <text:span text:style-name="T58">задавать их </text:span>тип<text:span text:style-name="T58">ы и значения</text:span>. <text:s/><text:span text:style-name="T58">Формат <text:s/>файл</text:span><text:span text:style-name="T60">а</text:span><text:span text:style-name="T58"> конфигурации следующий:</text:span></text:p>
      <text:p text:style-name="P126"><text:span text:style-name="T29">Начало</text:span><text:span text:style-name="T11"> </text:span><text:span text:style-name="T29">файла</text:span></text:p>
      <text:p text:style-name="P127">&lt;?xml version="1.0" encoding="ISO-8859-1"?&gt;</text:p>
      <text:p text:style-name="P127">&lt;!DOCTYPE config SYSTEM "file://configuration.dtd"&gt;</text:p>
      <text:p text:style-name="P127">&lt;config&gt;</text:p>
      <text:p text:style-name="P130"/>
      <text:p text:style-name="P126"><text:span text:style-name="T4"><text:s text:c="2"/>&lt;!</text:span><text:span text:style-name="T17">-- параметры конфигурации --</text:span><text:span text:style-name="T4">&gt;</text:span></text:p>
      <text:p text:style-name="P127"/>
      <text:p text:style-name="P126">&lt;/config&gt;</text:p>
      <text:p text:style-name="P128">Конец файла</text:p>
      <text:p text:style-name="P101"/>
      <text:p text:style-name="P91">Внутри документа допустимы только два вида тэгов:</text:p>
      <text:list xml:id="list356563293" text:style-name="L1">
        <text:list-item>
          <text:p text:style-name="P138">section — задаёт иерархию параметров конфигурации;</text:p>
        </text:list-item>
        <text:list-item>
          <text:p text:style-name="P138">param — задаёт тип и значение параметра конфигурации; распознаются следующие типы параметров:</text:p>
        </text:list-item>
      </text:list>
      <text:list xml:id="list1173939321" text:style-name="L2">
        <text:list-item>
          <text:p text:style-name="P139">int — знаковое целое число</text:p>
        </text:list-item>
        <text:list-item>
          <text:p text:style-name="P140"><text:span text:style-name="T58">bool — </text:span><text:span text:style-name="T59">булевский флаг с допустимыми значениями: <text:s/>true/false, yes/no, on/off</text:span></text:p>
        </text:list-item>
        <text:list-item>
          <text:p text:style-name="P140"><text:span text:style-name="T58">string — строка произвольных символов </text:span><text:span text:style-name="T59">любой длины</text:span></text:p>
        </text:list-item>
      </text:list>
      <text:p text:style-name="P78"/>
      <text:p text:style-name="P101"><text:soft-page-break/>Ниже приведен пример конфигурационного файла с одним параметром <text:span text:style-name="T18">host</text:span> <text:s/>внутри секции <text:span text:style-name="T18">ussman</text:span>.</text:p>
      <text:p text:style-name="P126"><text:span text:style-name="T29">Начало</text:span><text:span text:style-name="T11"> </text:span><text:span text:style-name="T29">файла</text:span></text:p>
      <text:p text:style-name="P127">&lt;?xml version="1.0" encoding="ISO-8859-1"?&gt;</text:p>
      <text:p text:style-name="P127">&lt;!DOCTYPE config SYSTEM "file://configuration.dtd"&gt;</text:p>
      <text:p text:style-name="P127">&lt;config&gt;</text:p>
      <text:p text:style-name="P127"/>
      <text:p text:style-name="P127"><text:s text:c="2"/>&lt;section name="<text:span text:style-name="T60">ussman</text:span>"&gt;</text:p>
      <text:p text:style-name="P131"><text:s text:c="4"/>&lt;param name="host" type="string"&gt;0.0.0.0&lt;/param&gt;</text:p>
      <text:p text:style-name="P126"><text:span text:style-name="T4"><text:s text:c="2"/></text:span>&lt;/section&gt;</text:p>
      <text:p text:style-name="P132"/>
      <text:p text:style-name="P126">&lt;/config&gt;</text:p>
      <text:p text:style-name="P128">Конец файла</text:p>
      <text:p text:style-name="P94"/>
      <text:h text:style-name="P164" text:outline-level="2"><text:bookmark text:name="__RefHeading__9227_1268417483"/><text:s/>Сводный список секций файла конфигурации.<text:bookmark-end text:name="__RefHeading__9227_1268417483"/></text:h>
      <text:p text:style-name="P102"><text:tab/>В нижеследующей таблице перечислены все секции верхнего уровня, определенные в файле конфигурация <text:span text:style-name="T4"><text:s/></text:span><text:span text:style-name="T4"><text:user-defined text:name="Name">USSMan</text:user-defined></text:span>-<text:span text:style-name="T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4">Имя секции<text:span text:style-name="T4"><text:line-break/>(</text:span>по умолчанию<text:span text:style-name="T4">)</text:span></text:p>
          </table:table-cell>
          <table:table-cell table:style-name="Таблица18.A1" office:value-type="string">
            <text:p text:style-name="P14">Наличие</text:p>
          </table:table-cell>
          <table:table-cell table:style-name="Таблица18.C1" office:value-type="string">
            <text:p text:style-name="P14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121"><text:a xlink:type="simple" xlink:href="#5.4. Структура секции Files.|outline"><text:span text:style-name="T63">ussman</text:span></text:a></text:p>
          </table:table-cell>
          <table:table-cell table:style-name="Таблица18.A2" office:value-type="string">
            <text:p text:style-name="P63">о<text:span text:style-name="T63">бязательная</text:span></text:p>
          </table:table-cell>
          <table:table-cell table:style-name="Таблица18.C2" office:value-type="string">
            <text:p text:style-name="P63"><text:span text:style-name="T84">главная секция, содержащая основные параметры обработки клиентских TCP соединений</text:span><text:span text:style-name="T61">.</text:span></text:p>
          </table:table-cell>
        </table:table-row>
        <table:table-row table:style-name="Таблица18.1">
          <table:table-cell table:style-name="Таблица18.A3" office:value-type="string">
            <text:p text:style-name="P116"><text:a xlink:type="simple" xlink:href="#3.4. Параметры секции SS7.|outline"><text:span text:style-name="Internet_20_link"><text:span text:style-name="T19">SS7</text:span></text:span></text:a></text:p>
          </table:table-cell>
          <table:table-cell table:style-name="Таблица18.A3" office:value-type="string">
            <text:p text:style-name="P65"><text:span text:style-name="T68">о</text:span><text:span text:style-name="T63">бязательная<text:line-break/></text:span><text:span text:style-name="T68">(если нет SS7_HD)</text:span></text:p>
          </table:table-cell>
          <table:table-cell table:style-name="Таблица18.C3" office:value-type="string">
            <text:p text:style-name="P63">интеграция с <text:span text:style-name="T4">SS</text:span>7 стэком <text:span text:style-name="T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116"><text:a xlink:type="simple" xlink:href="#3.5. Параметры секции SS7_HD.|outline"><text:span text:style-name="T78">SS7_HD</text:span></text:a> </text:p>
          </table:table-cell>
          <table:table-cell table:style-name="Таблица18.A2" office:value-type="string">
            <text:p text:style-name="P67"><text:span text:style-name="T68">о</text:span><text:span text:style-name="T63">бязательная<text:line-break/></text:span><text:span text:style-name="T68">(если нет SS7)</text:span></text:p>
          </table:table-cell>
          <table:table-cell table:style-name="Таблица18.C2" office:value-type="string">
            <text:p text:style-name="P63">интеграция с HD версией <text:span text:style-name="T4">SS</text:span>7 стэка <text:span text:style-name="T4">TietoEnator</text:span></text:p>
          </table:table-cell>
        </table:table-row>
        <table:table-row table:style-name="Таблица18.1">
          <table:table-cell table:style-name="Таблица18.A3" office:value-type="string">
            <text:p text:style-name="P116"><text:a xlink:type="simple" xlink:href="#3.6. Шаблон секции TCAPUserUSS.|outline"><text:span text:style-name="Internet_20_link"><text:span text:style-name="T21">TCAPUserUSS</text:span></text:span></text:a><text:span text:style-name="Internet_20_link"><text:span text:style-name="T20"><text:line-break/></text:span></text:span><text:span text:style-name="Internet_20_link"><text:span text:style-name="T23"> <text:s text:c="2"/></text:span></text:span><text:span text:style-name="Internet_20_link"><text:span text:style-name="T24">(</text:span></text:span><text:span text:style-name="Internet_20_link"><text:span text:style-name="T22">шаблон</text:span></text:span><text:span text:style-name="Internet_20_link"><text:span text:style-name="T24">)</text:span></text:span></text:p>
          </table:table-cell>
          <table:table-cell table:style-name="Таблица18.A3" office:value-type="string">
            <text:p text:style-name="P64">о<text:span text:style-name="T63">бязательная</text:span></text:p>
          </table:table-cell>
          <table:table-cell table:style-name="Таблица18.C3" office:value-type="string">
            <text:p text:style-name="P63"><text:span text:style-name="T71">шаблон секции, содержащей </text:span>параметры работы с <text:span text:style-name="T4">TCAP</text:span> <text:span text:style-name="T4">API</text:span></text:p>
          </table:table-cell>
        </table:table-row>
      </table:table>
      <text:p text:style-name="P129"/>
      <text:p text:style-name="P133"><text:span text:style-name="T35">Note:</text:span><text:span text:style-name="T69"> </text:span><text:span text:style-name="T35">'шаблон секции' означает секцию определенного формата с произвольным именем.</text:span></text:p>
      <text:h text:style-name="P165" text:outline-level="2"><text:bookmark text:name="__RefHeading__9231_1268417483"/><text:s/><text:bookmark-start text:name="_Параметры_секции_Host_(сервис icsTC"/>Параметры секции <text:bookmark-end text:name="_Параметры_секции_Host_(сервис icsTC"/><text:span text:style-name="T64">ussman</text:span>.<text:bookmark-end text:name="__RefHeading__9231_1268417483"/></text:h>
      <text:p text:style-name="P109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5">Имя параметра</text:p>
          </table:table-cell>
          <table:table-cell table:style-name="Таблица19.A1" office:value-type="string">
            <text:p text:style-name="P15">Тип</text:p>
          </table:table-cell>
          <table:table-cell table:style-name="Таблица19.A1" office:value-type="string">
            <text:p text:style-name="P15">Наличие</text:p>
          </table:table-cell>
          <table:table-cell table:style-name="Таблица19.D1" office:value-type="string">
            <text:p text:style-name="P15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122">Host</text:p>
          </table:table-cell>
          <table:table-cell table:style-name="Таблица19.A2" office:value-type="string">
            <text:p text:style-name="P74">строка</text:p>
          </table:table-cell>
          <table:table-cell table:style-name="Таблица19.A2" office:value-type="string">
            <text:p text:style-name="P74">обязательный</text:p>
          </table:table-cell>
          <table:table-cell table:style-name="Таблица19.D2" office:value-type="string">
            <text:p text:style-name="P68"><text:span text:style-name="T4">DNS</text:span> имя или адрес хоста <text:span text:style-name="T4"><text:user-defined text:name="Name">USSMan</text:user-defined></text:span>-<text:span text:style-name="T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122">Port</text:p>
          </table:table-cell>
          <table:table-cell table:style-name="Таблица19.A2" office:value-type="string">
            <text:p text:style-name="P74">целое</text:p>
          </table:table-cell>
          <table:table-cell table:style-name="Таблица19.A2" office:value-type="string">
            <text:p text:style-name="P74">обязательный</text:p>
          </table:table-cell>
          <table:table-cell table:style-name="Таблица19.D2" office:value-type="string">
            <text:p text:style-name="P68"><text:span text:style-name="T70">служебный</text:span> порт <text:span text:style-name="T4"><text:user-defined text:name="Name">USSMan</text:user-defined></text:span><text:span text:style-name="T4">-a</text:span></text:p>
          </table:table-cell>
        </table:table-row>
        <table:table-row table:style-name="Таблица19.1">
          <table:table-cell table:style-name="Таблица19.A2" office:value-type="string">
            <text:p text:style-name="P122">maxC<text:span text:style-name="T70">onn</text:span></text:p>
          </table:table-cell>
          <table:table-cell table:style-name="Таблица19.A2" office:value-type="string">
            <text:p text:style-name="P74">целое</text:p>
          </table:table-cell>
          <table:table-cell table:style-name="Таблица19.A2" office:value-type="string">
            <text:p text:style-name="P74"><text:span text:style-name="T70">о</text:span>пциональный<text:line-break/><text:span text:style-name="T70">(default)</text:span></text:p>
          </table:table-cell>
          <table:table-cell table:style-name="Таблица19.D2" office:value-type="string">
            <text:p text:style-name="P66"><text:span text:style-name="T70">м</text:span>аксимальное количество клиентских соединений, по умолчанию: <text:span text:style-name="T70">5</text:span></text:p>
          </table:table-cell>
        </table:table-row>
        <table:table-row table:style-name="Таблица19.1">
          <table:table-cell table:style-name="Таблица19.A5" office:value-type="string">
            <text:p text:style-name="P168">maxRequests</text:p>
          </table:table-cell>
          <table:table-cell table:style-name="Таблица19.A5" office:value-type="string">
            <text:p text:style-name="P75">целое</text:p>
          </table:table-cell>
          <table:table-cell table:style-name="Таблица19.A5" office:value-type="string">
            <text:p text:style-name="P75">обязательный</text:p>
          </table:table-cell>
          <table:table-cell table:style-name="Таблица19.D5" office:value-type="string">
            <text:p text:style-name="P68"><text:span text:style-name="T70">м</text:span>аксимальное количество <text:span text:style-name="T70">единовременных запросов на одно клиентское соединение</text:span></text:p>
          </table:table-cell>
        </table:table-row>
        <table:table-row table:style-name="Таблица19.1">
          <table:table-cell table:style-name="Таблица19.A5" office:value-type="string">
            <text:p text:style-name="P168">tcapUser</text:p>
          </table:table-cell>
          <table:table-cell table:style-name="Таблица19.A5" office:value-type="string">
            <text:p text:style-name="P75">строка</text:p>
          </table:table-cell>
          <table:table-cell table:style-name="Таблица19.A5" office:value-type="string">
            <text:p text:style-name="P75">обязательный</text:p>
          </table:table-cell>
          <table:table-cell table:style-name="Таблица19.D5" office:value-type="string">
            <text:p text:style-name="P71"><text:span text:style-name="T70">имя секции </text:span><text:span text:style-name="T71">шаблона </text:span><text:a xlink:type="simple" xlink:href="#3.6. Шаблон секции TCAPUserUSS.|outline"><text:span text:style-name="Internet_20_link"><text:span text:style-name="T21">TCAPUserUSS</text:span></text:span></text:a></text:p>
          </table:table-cell>
        </table:table-row>
        <text:soft-page-break/>
        <table:table-row table:style-name="Таблица19.1">
          <table:table-cell table:style-name="Таблица19.A5" office:value-type="string">
            <text:p text:style-name="P169">maxThreads</text:p>
          </table:table-cell>
          <table:table-cell table:style-name="Таблица19.A5" office:value-type="string">
            <text:p text:style-name="P76"><text:span text:style-name="T72">ц</text:span>елое<text:line-break/><text:span text:style-name="T72">(0 .. 65535)</text:span></text:p>
          </table:table-cell>
          <table:table-cell table:style-name="Таблица19.A5" office:value-type="string">
            <text:p text:style-name="P76"><text:span text:style-name="T70">о</text:span>пциональный<text:line-break/><text:span text:style-name="T70">(default)</text:span></text:p>
          </table:table-cell>
          <table:table-cell table:style-name="Таблица19.D5" office:value-type="string">
            <text:p text:style-name="P69"><text:span text:style-name="T70">м</text:span><text:span text:style-name="T72">аксимальное количество потоков исполнения, выделяемых на одно клиентское соединение, по умолчанию 64.<text:line-break/>Note: значение 0 отключает ограничение.</text:span></text:p>
          </table:table-cell>
        </table:table-row>
        <table:table-row table:style-name="Таблица19.1">
          <table:table-cell table:style-name="Таблица19.A5" office:value-type="string">
            <text:p text:style-name="P170">denyDupRequest</text:p>
          </table:table-cell>
          <table:table-cell table:style-name="Таблица19.A5" office:value-type="string">
            <text:p text:style-name="P146">bool</text:p>
          </table:table-cell>
          <table:table-cell table:style-name="Таблица19.A5" office:value-type="string">
            <text:p text:style-name="P77"><text:span text:style-name="T70">о</text:span>пциональный<text:line-break/><text:span text:style-name="T70">(default)</text:span></text:p>
          </table:table-cell>
          <table:table-cell table:style-name="Таблица19.D5" office:value-type="string">
            <text:p text:style-name="P147">задаёт режим обработки дубль-запросов:</text:p>
            <text:p text:style-name="P70"><text:span text:style-name="T73">true — отсылать ответ клиенту со статусом reqD</text:span><text:span text:style-name="T79">UPLICATE</text:span><text:span text:style-name="T73">;</text:span></text:p>
            <text:p text:style-name="P147">false — просто игнорировать (старое поведение)</text:p>
            <text:p text:style-name="P147">по умолчанию: false</text:p>
          </table:table-cell>
        </table:table-row>
      </table:table>
      <text:p text:style-name="P95"/>
      <text:h text:style-name="P165" text:outline-level="2"><text:bookmark text:name="__RefHeading__9235_1268417483"/><text:s/><text:bookmark-start text:name="_Параметры_секции_SS7_(сервис icsTCA"/>Параметры секции <text:bookmark-end text:name="_Параметры_секции_SS7_(сервис icsTCA"/><text:span text:style-name="T4">SS</text:span>7.<text:bookmark-end text:name="__RefHeading__9235_1268417483"/></text:h>
      <text:p text:style-name="P111">Секция предназначена для настройки подключения к <text:span text:style-name="T4">SS</text:span>7 стэку фирмы <text:span text:style-name="T4">Tieto</text:span>Е<text:span text:style-name="T4">nator </text:span><text:span text:style-name="T25">для взаимодействии с элементами сигнальной сети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5">Имя параметра</text:p>
          </table:table-cell>
          <table:table-cell table:style-name="Таблица21.A1" office:value-type="string">
            <text:p text:style-name="P15">Тип</text:p>
          </table:table-cell>
          <table:table-cell table:style-name="Таблица21.A1" office:value-type="string">
            <text:p text:style-name="P15">Наличие</text:p>
          </table:table-cell>
          <table:table-cell table:style-name="Таблица21.D1" office:value-type="string">
            <text:p text:style-name="P13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122">ss7UserId</text:p>
          </table:table-cell>
          <table:table-cell table:style-name="Таблица21.A2" office:value-type="string">
            <text:p text:style-name="P74">целое<text:line-break/> ([1..20])</text:p>
          </table:table-cell>
          <table:table-cell table:style-name="Таблица21.A2" office:value-type="string">
            <text:p text:style-name="P74">обязательный</text:p>
          </table:table-cell>
          <table:table-cell table:style-name="Таблица21.D2" office:value-type="string">
            <text:p text:style-name="P79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117">maxMsgNum</text:p>
          </table:table-cell>
          <table:table-cell table:style-name="Таблица21.A2" office:value-type="string">
            <text:p text:style-name="P74">целое ([1..65535])</text:p>
          </table:table-cell>
          <table:table-cell table:style-name="Таблица21.A2" office:value-type="string">
            <text:p text:style-name="P74">опциональный<text:span text:style-name="T4"><text:line-break/></text:span>(<text:span text:style-name="T4">default</text:span>)</text:p>
          </table:table-cell>
          <table:table-cell table:style-name="Таблица21.D2" office:value-type="string">
            <text:p text:style-name="P79">максимальное число сообщений в буффере входящих <text:span text:style-name="T4">SS</text:span>7 пакетов, по умолчанию: 512</text:p>
          </table:table-cell>
        </table:table-row>
      </table:table>
      <text:p text:style-name="P103"/>
      <text:h text:style-name="P167" text:outline-level="2"><text:bookmark text:name="__RefHeading__9237_1268417483"/><text:s/><text:bookmark-start text:name="_Параметры_секции_SS7_(сервис icsTCA1"/>Параметры секции <text:bookmark-end text:name="_Параметры_секции_SS7_(сервис icsTCA1"/><text:span text:style-name="T4">SS</text:span>7_HD.<text:bookmark-end text:name="__RefHeading__9237_1268417483"/></text:h>
      <text:p text:style-name="P110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111">Секция предназначена для настройки подключения к HD (horizontal distribution) версии <text:span text:style-name="T4">SS</text:span>7 стэка фирмы <text:span text:style-name="T4">Tieto</text:span>Е<text:span text:style-name="T4">nator</text:span> <text:span text:style-name="T25">для взаимодействии с элементами сигнальной сети.</text:span>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832074041" text:style-name="L3">
        <text:list-item>
          <text:p text:style-name="P148"><text:span text:style-name="T37">SS7Units</text:span> - описывает модули HD SS7 стэка, доступные для взаимодействия</text:p>
        </text:list-item>
        <text:list-item>
          <text:p text:style-name="P149">Layouts<text:span text:style-name="T3"> <text:s/>- описывает варианты взаимодействия с модулями стэка.</text:span></text:p>
          <text:p text:style-name="P150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5">Имя параметра</text:p>
          </table:table-cell>
          <table:table-cell table:style-name="Таблица34.A1" office:value-type="string">
            <text:p text:style-name="P15">Тип</text:p>
          </table:table-cell>
          <table:table-cell table:style-name="Таблица34.A1" office:value-type="string">
            <text:p text:style-name="P15">Наличие</text:p>
          </table:table-cell>
          <table:table-cell table:style-name="Таблица34.D1" office:value-type="string">
            <text:p text:style-name="P13">Описание</text:p>
          </table:table-cell>
        </table:table-row>
        <table:table-row table:style-name="Таблица34.1">
          <table:table-cell table:style-name="Таблица34.A2" office:value-type="string">
            <text:p text:style-name="P122">cpMgrHosts</text:p>
          </table:table-cell>
          <table:table-cell table:style-name="Таблица34.A2" office:value-type="string">
            <text:p text:style-name="P74">cтрока (CSVList)<text:line-break/></text:p>
          </table:table-cell>
          <table:table-cell table:style-name="Таблица34.A2" office:value-type="string">
            <text:p text:style-name="P74">обязательный</text:p>
          </table:table-cell>
          <table:table-cell table:style-name="Таблица34.D2" office:value-type="string">
            <text:p text:style-name="P82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79">Пример: 'localhost:6666 , localhost: 6667'</text:p>
          </table:table-cell>
        </table:table-row>
        <text:soft-page-break/>
        <table:table-row table:style-name="Таблица34.1">
          <table:table-cell table:style-name="Таблица34.A3" office:value-type="string">
            <text:p text:style-name="P122">cpMgrInstId</text:p>
          </table:table-cell>
          <table:table-cell table:style-name="Таблица34.A3" office:value-type="string">
            <text:p text:style-name="P74">целое<text:line-break/> ([0..255])</text:p>
          </table:table-cell>
          <table:table-cell table:style-name="Таблица34.A3" office:value-type="string">
            <text:p text:style-name="P74">опциональный<text:span text:style-name="T4"><text:line-break/></text:span>(<text:span text:style-name="T4">default</text:span>)</text:p>
          </table:table-cell>
          <table:table-cell table:style-name="Таблица34.D3" office:value-type="string">
            <text:p text:style-name="P79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122">mp7UserId</text:p>
          </table:table-cell>
          <table:table-cell table:style-name="Таблица34.A3" office:value-type="string">
            <text:p text:style-name="P74">целое<text:line-break/> ([1..20])</text:p>
          </table:table-cell>
          <table:table-cell table:style-name="Таблица34.A3" office:value-type="string">
            <text:p text:style-name="P74">обязательный</text:p>
          </table:table-cell>
          <table:table-cell table:style-name="Таблица34.D3" office:value-type="string">
            <text:p text:style-name="P79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117">maxMsgNum</text:p>
          </table:table-cell>
          <table:table-cell table:style-name="Таблица34.A2" office:value-type="string">
            <text:p text:style-name="P74">целое ([1..65535])</text:p>
          </table:table-cell>
          <table:table-cell table:style-name="Таблица34.A2" office:value-type="string">
            <text:p text:style-name="P74">опциональный<text:span text:style-name="T4"><text:line-break/></text:span>(<text:span text:style-name="T4">default</text:span>)</text:p>
          </table:table-cell>
          <table:table-cell table:style-name="Таблица34.D2" office:value-type="string">
            <text:p text:style-name="P79">максимальное число сообщений в буффере входящих <text:span text:style-name="T4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117">dfltLayout</text:p>
          </table:table-cell>
          <table:table-cell table:style-name="Таблица34.A3" office:value-type="string">
            <text:p text:style-name="P74">строка</text:p>
          </table:table-cell>
          <table:table-cell table:style-name="Таблица34.A3" office:value-type="string">
            <text:p text:style-name="P74">обязательный</text:p>
          </table:table-cell>
          <table:table-cell table:style-name="Таблица34.D3" office:value-type="string">
            <text:p text:style-name="P79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81"/>
      <text:h text:style-name="P152" text:outline-level="3"><text:bookmark text:name="__RefHeading__9239_1268417483"/><text:s/><text:bookmark-start text:name="_Параметры_подсекции_BillingModes.11"/>Параметры подсекции <text:bookmark-end text:name="_Параметры_подсекции_BillingModes.11"/><text:span text:style-name="T4">SS7Units</text:span>.<text:bookmark-end text:name="__RefHeading__9239_1268417483"/></text:h>
      <text:p text:style-name="P81"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40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5">Имя параметра</text:p>
          </table:table-cell>
          <table:table-cell table:style-name="Таблица36.A1" office:value-type="string">
            <text:p text:style-name="P15">Тип</text:p>
          </table:table-cell>
          <table:table-cell table:style-name="Таблица36.A1" office:value-type="string">
            <text:p text:style-name="P15">Наличие</text:p>
          </table:table-cell>
          <table:table-cell table:style-name="Таблица36.D1" office:value-type="string">
            <text:p text:style-name="P13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122">unitId</text:p>
          </table:table-cell>
          <table:table-cell table:style-name="Таблица36.A2" office:value-type="string">
            <text:p text:style-name="P74">строка</text:p>
          </table:table-cell>
          <table:table-cell table:style-name="Таблица36.A2" office:value-type="string">
            <text:p text:style-name="P83">обязательный</text:p>
          </table:table-cell>
          <table:table-cell table:style-name="Таблица36.D2" office:value-type="string">
            <text:p text:style-name="P79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122">instancesList</text:p>
          </table:table-cell>
          <table:table-cell table:style-name="Таблица36.A2" office:value-type="string">
            <text:p text:style-name="P74">строка<text:line-break/>(CSV list)</text:p>
          </table:table-cell>
          <table:table-cell table:style-name="Таблица36.A2" office:value-type="string">
            <text:p text:style-name="P74">опциональный<text:span text:style-name="T4"><text:line-break/></text:span>(<text:span text:style-name="T4">default</text:span>)</text:p>
          </table:table-cell>
          <table:table-cell table:style-name="Таблица36.D2" office:value-type="string">
            <text:p text:style-name="P79">список номеров ([1..255]) экземпляров модуля, разделенных запятой, по умолчанию: 1</text:p>
          </table:table-cell>
        </table:table-row>
      </table:table>
      <text:p text:style-name="P81"/>
      <text:p text:style-name="P81"><text:span text:style-name="T36">NOTE</text:span>: на данный момент распознаются только следующие идентификаторы <text:s/>модулей HD SS7 стэка:</text:p>
      <text:list xml:id="list2049811416" text:style-name="L4">
        <text:list-item>
          <text:p text:style-name="P141">TCAP_ID</text:p>
        </text:list-item>
        <text:list-item>
          <text:p text:style-name="P141">SCCP_ID</text:p>
        </text:list-item>
      </text:list>
      <text:p text:style-name="P85"><text:span text:style-name="T76">Однако </text:span><text:span text:style-name="T28"><text:user-defined text:name="Name">USSMan</text:user-defined></text:span><text:span text:style-name="T28"> взаимодействует только с модулями типа </text:span><text:span text:style-name="T13">TCAP_ID.</text:span></text:p>
      <text:p text:style-name="P81">Например:</text:p>
      <text:p text:style-name="P81"><text:s text:c="4"/>&lt;section name="SS7Units"&gt; &lt;!-- configuration of known SS7 Units <text:s/>→</text:p>
      <text:p text:style-name="P86"><text:s text:c="6"/>&lt;section name="TCAP_BE<text:span text:style-name="T77">1</text:span>"&gt; &lt;!-- TCAP unit <text:span text:style-name="T77">of single</text:span> instance --&gt;</text:p>
      <text:p text:style-name="P86"><text:s text:c="8"/>&lt;param name="unitId" type="string"&gt;TCAP_ID&lt;/param&gt;</text:p>
      <text:p text:style-name="P86"><text:s text:c="8"/>&lt;param name="instancesList" type="string"&gt;1&lt;/param&gt;</text:p>
      <text:p text:style-name="P86"><text:s text:c="6"/>&lt;/section&gt;</text:p>
      <text:p text:style-name="P81"><text:s text:c="6"/>&lt;section name="TCAP_BE_HD2"&gt; &lt;!-- TCAP unit distributed by two instances --&gt;</text:p>
      <text:p text:style-name="P81"><text:s text:c="8"/>&lt;param name="unitId" type="string"&gt;TCAP_ID&lt;/param&gt;</text:p>
      <text:p text:style-name="P81"><text:s text:c="8"/>&lt;param name="instancesList" type="string"&gt;1, 2&lt;/param&gt;</text:p>
      <text:p text:style-name="P81"><text:s text:c="6"/>&lt;/section&gt;</text:p>
      <text:p text:style-name="P81"><text:s text:c="4"/>&lt;/section&gt; &lt;!-- SS7_HD.SS7Units --&gt;</text:p>
      <text:p text:style-name="P81"><text:soft-page-break/></text:p>
      <text:h text:style-name="P153" text:outline-level="3"><text:bookmark text:name="__RefHeading__9241_1268417483"/><text:s/><text:bookmark-start text:name="_Параметры_подсекции_BillingModes.1"/>Параметры подсекции <text:bookmark-end text:name="_Параметры_подсекции_BillingModes.1"/><text:span text:style-name="T4">Layouts</text:span>.<text:bookmark-end text:name="__RefHeading__9241_1268417483"/></text:h>
      <text:p text:style-name="P81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12">SS7Units</text:span>. </text:p>
      <text:p text:style-name="P81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Таблица35.1">
          <table:table-cell table:style-name="Таблица35.A1" office:value-type="string">
            <text:p text:style-name="P15">Имя параметра</text:p>
          </table:table-cell>
          <table:table-cell table:style-name="Таблица35.A1" office:value-type="string">
            <text:p text:style-name="P15">Тип</text:p>
          </table:table-cell>
          <table:table-cell table:style-name="Таблица35.A1" office:value-type="string">
            <text:p text:style-name="P15">Наличие</text:p>
          </table:table-cell>
          <table:table-cell table:style-name="Таблица35.D1" office:value-type="string">
            <text:p text:style-name="P13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122">instanceId</text:p>
          </table:table-cell>
          <table:table-cell table:style-name="Таблица35.A2" office:value-type="string">
            <text:p text:style-name="P74">целое<text:line-break/> ([1..255])</text:p>
          </table:table-cell>
          <table:table-cell table:style-name="Таблица35.A2" office:value-type="string">
            <text:p text:style-name="P74">опциональный<text:span text:style-name="T4"><text:line-break/></text:span>(<text:span text:style-name="T4">default</text:span>)</text:p>
          </table:table-cell>
          <table:table-cell table:style-name="Таблица35.D2" office:value-type="string">
            <text:p text:style-name="P79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117">ss7units</text:p>
          </table:table-cell>
          <table:table-cell table:style-name="Таблица35.A2" office:value-type="string">
            <text:p text:style-name="P74">строка<text:line-break/>(CSV list)</text:p>
          </table:table-cell>
          <table:table-cell table:style-name="Таблица35.A2" office:value-type="string">
            <text:p text:style-name="P74">обязательный</text:p>
          </table:table-cell>
          <table:table-cell table:style-name="Таблица35.D2" office:value-type="string">
            <text:p text:style-name="P79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81"/>
      <text:p text:style-name="P81">Например:</text:p>
      <text:p text:style-name="P81"><text:s text:c="4"/>&lt;section name="Layouts"&gt;</text:p>
      <text:p text:style-name="P86"><text:s text:c="6"/>&lt;section name="ComplexApplication"&gt; &lt;!--<text:line-break/> <text:s text:c="7"/>complex application that uses HD TCAP BE (distibuted by two instances) <text:s/>--&gt;</text:p>
      <text:p text:style-name="P81"><text:s text:c="8"/>&lt;param name="instanceId" type="int"&gt;4&lt;/param&gt;</text:p>
      <text:p text:style-name="P81"><text:s text:c="8"/>&lt;param name="ss7Units" type="string"&gt;TCAP_BE_HD2&lt;/param&gt;</text:p>
      <text:p text:style-name="P81"><text:s text:c="6"/>&lt;/section&gt;</text:p>
      <text:p text:style-name="P81"><text:s text:c="4"/>&lt;/section&gt; &lt;!-- SS7_HD.Layouts →</text:p>
      <text:p text:style-name="P81"/>
      <text:h text:style-name="P165" text:outline-level="2"><text:bookmark text:name="__RefHeading__9243_1268417483"/><text:s/><text:bookmark-start text:name="_Шаблон_секции_TCAPUser"/>Шаблон секции <text:bookmark-end text:name="_Шаблон_секции_TCAPUser"/><text:span text:style-name="T4">TCAPUser</text:span><text:span text:style-name="T26">USS.</text:span><text:bookmark-end text:name="__RefHeading__9243_1268417483"/></text:h>
      <text:p text:style-name="P108"><text:tab/><text:span text:style-name="T74">Секция данного шаблона предназначена д</text:span>ля инициализации работы с <text:span text:style-name="T4">TCAP</text:span> <text:span text:style-name="T4">API стэка фирмы TietoЕnator.</text:span> <text:s/>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5">Имя параметра</text:p>
          </table:table-cell>
          <table:table-cell table:style-name="Таблица22.A1" office:value-type="string">
            <text:p text:style-name="P15">Тип</text:p>
          </table:table-cell>
          <table:table-cell table:style-name="Таблица22.A1" office:value-type="string">
            <text:p text:style-name="P15">Наличие</text:p>
          </table:table-cell>
          <table:table-cell table:style-name="Таблица22.D1" office:value-type="string">
            <text:p text:style-name="P13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122">ownAddress</text:p>
          </table:table-cell>
          <table:table-cell table:style-name="Таблица22.A2" office:value-type="string">
            <text:p text:style-name="P74">строка</text:p>
          </table:table-cell>
          <table:table-cell table:style-name="Таблица22.A2" office:value-type="string">
            <text:p text:style-name="P74">обязательный</text:p>
          </table:table-cell>
          <table:table-cell table:style-name="Таблица22.D2" office:value-type="string">
            <text:p text:style-name="P80"><text:span text:style-name="T4">ISDN</text:span> адрес используемый <text:span text:style-name="T4"><text:user-defined text:name="Name">USSMan</text:user-defined></text:span><text:span text:style-name="T27">-ом</text:span></text:p>
          </table:table-cell>
        </table:table-row>
        <table:table-row table:style-name="Таблица22.1">
          <table:table-cell table:style-name="Таблица22.A2" office:value-type="string">
            <text:p text:style-name="P122">ownSsn</text:p>
          </table:table-cell>
          <table:table-cell table:style-name="Таблица22.A2" office:value-type="string">
            <text:p text:style-name="P74">целое<text:line-break/>([1..255])</text:p>
          </table:table-cell>
          <table:table-cell table:style-name="Таблица22.A2" office:value-type="string">
            <text:p text:style-name="P74">обязательный</text:p>
          </table:table-cell>
          <table:table-cell table:style-name="Таблица22.D2" office:value-type="string">
            <text:p text:style-name="P79">номер <text:span text:style-name="T75">под</text:span>системы <text:s/><text:span text:style-name="T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122">fakeSsn</text:p>
          </table:table-cell>
          <table:table-cell table:style-name="Таблица22.A2" office:value-type="string">
            <text:p text:style-name="P74">целое<text:line-break/> ([1..255])</text:p>
          </table:table-cell>
          <table:table-cell table:style-name="Таблица22.A2" office:value-type="string">
            <text:p text:style-name="P74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79">номер <text:span text:style-name="T75">под</text:span>системы <text:s/><text:span text:style-name="T4">TCAP</text:span>, указываемой в <text:span text:style-name="T4">originating</text:span> <text:span text:style-name="T4">address</text:span>, значение по умолчанию: 0 – то есть указывать <text:span text:style-name="T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122">rosTimeout</text:p>
          </table:table-cell>
          <table:table-cell table:style-name="Таблица22.A2" office:value-type="string">
            <text:p text:style-name="P74">целое<text:span text:style-name="T4"> (c</text:span>екунды<text:span text:style-name="T4">:</text:span></text:p>
            <text:p text:style-name="P53">[1..65535])</text:p>
          </table:table-cell>
          <table:table-cell table:style-name="Таблица22.A2" office:value-type="string">
            <text:p text:style-name="P74">опциональный<text:span text:style-name="T4"><text:line-break/>(default)</text:span></text:p>
          </table:table-cell>
          <table:table-cell table:style-name="Таблица22.D2" office:value-type="string">
            <text:p text:style-name="P79">таймаут на выполнение <text:span text:style-name="T4">MAP</text:span> операций, по умолчанию: 20</text:p>
          </table:table-cell>
        </table:table-row>
        <text:soft-page-break/>
        <table:table-row table:style-name="Таблица22.1">
          <table:table-cell table:style-name="Таблица22.A2" office:value-type="string">
            <text:p text:style-name="P117"><text:s/><text:span text:style-name="T4">maxDialogs</text:span></text:p>
          </table:table-cell>
          <table:table-cell table:style-name="Таблица22.A2" office:value-type="string">
            <text:p text:style-name="P74">целое<text:span text:style-name="T4"> (</text:span>[<text:span text:style-name="T4">2</text:span>..6553<text:span text:style-name="T4">0</text:span>])</text:p>
          </table:table-cell>
          <table:table-cell table:style-name="Таблица22.A2" office:value-type="string">
            <text:p text:style-name="P74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79">максимальное количество <text:span text:style-name="T4">TCAP</text:span> диалогов на подсистему, по умолчанию 2000</text:p>
          </table:table-cell>
        </table:table-row>
      </table:table>
      <text:p text:style-name="P95"/>
      <text:p text:style-name="P95"/>
      <text:h text:style-name="P158" text:outline-level="1"><text:bookmark text:name="__RefHeading__9273_1268417483"/><text:s/>Контактная информация<text:bookmark-end text:name="__RefHeading__9273_1268417483"/></text:h>
      <text:p text:style-name="P88">Мы будем рады ответить на Ваши вопросы.</text:p>
      <text:p text:style-name="P89">Контактная информация:</text:p>
      <text:p text:style-name="P89"/>
      <text:p text:style-name="P89">www: <text:s text:c="2"/><text:a xlink:type="simple" xlink:href="http://www.eyeline.mobi/">www.eyeline.mobi</text:a></text:p>
      <text:p text:style-name="P89">e-mail: info@eyeline.mobi</text:p>
      <text:p text:style-name="P90"/>
      <text:p text:style-name="P89">Россия</text:p>
      <text:p text:style-name="P89">630055, Новосибирск</text:p>
      <text:p text:style-name="P89">ул. М. Джалиля 3/1, оф. 324</text:p>
      <text:p text:style-name="P89">Факс: +7 (383) 332-88-17</text:p>
      <text:p text:style-name="P89">Телефон: +7 (383) 363-01-39</text:p>
      <text:p text:style-name="P89">Временной пояс: GMT +6</text:p>
      <text:p text:style-name="P41"><text:bookmark-end text:name="_История_изменений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Note_20_Heading" style:display-name="Note Heading" style:family="paragraph" style:parent-style-name="Standard" style:nex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Text" style:display-name="Table Text" style:family="paragraph" style:parent-style-name="Text_20_body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41z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" style:family="table">
      <style:table-properties style:width="17.508cm" fo:margin-left="0.009cm" fo:margin-right="-0.016cm" table:align="margins" style:writing-mode="lr-tb"/>
    </style:style>
    <style:style style:name="Таблица4.A" style:family="table-column">
      <style:table-column-properties style:column-width="4.761cm" style:rel-column-width="17819*"/>
    </style:style>
    <style:style style:name="Таблица4.B" style:family="table-column">
      <style:table-column-properties style:column-width="12.748cm" style:rel-column-width="47716*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4.B1.1" style:family="table-column">
      <style:table-column-properties style:column-width="8.446cm" style:rel-column-width="31612*"/>
    </style:style>
    <style:style style:name="Таблица4.B1.2" style:family="table-column">
      <style:table-column-properties style:column-width="4.302cm" style:rel-column-width="16104*"/>
    </style:style>
    <style:style style:name="Таблица4.B1.1.1" style:family="table-cell">
      <style:table-cell-properties style:vertical-align="middle" fo:padding="0cm" fo:border="none" style:writing-mode="lr-tb"/>
    </style:style>
    <style:style style:name="Таблица4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Таблица5" style:family="table">
      <style:table-properties style:width="17.501cm" table:align="margins" style:writing-mode="lr-tb"/>
    </style:style>
    <style:style style:name="Таблица5.A" style:family="table-column">
      <style:table-column-properties style:column-width="15.898cm" style:rel-column-width="59531*"/>
    </style:style>
    <style:style style:name="Таблица5.B" style:family="table-column">
      <style:table-column-properties style:column-width="1.603cm" style:rel-column-width="6004*"/>
    </style:style>
    <style:style style:name="Таблица5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paragraph-rsid="001622a5"/>
    </style:style>
    <style:style style:name="MP2" style:family="paragraph" style:parent-style-name="Footer">
      <style:text-properties officeooo:paragraph-rsid="001622a5"/>
    </style:style>
    <style:style style:name="MP3" style:family="paragraph" style:parent-style-name="Header">
      <style:paragraph-properties style:snap-to-layout-grid="false"/>
      <style:text-properties officeooo:paragraph-rsid="00190bcb"/>
    </style:style>
    <style:style style:name="MP4" style:family="paragraph" style:parent-style-name="Header">
      <style:paragraph-properties fo:text-align="center" style:justify-single-word="false" style:snap-to-layout-grid="false"/>
      <style:text-properties officeooo:paragraph-rsid="00190bcb"/>
    </style:style>
    <style:style style:name="MP5" style:family="paragraph" style:parent-style-name="Header">
      <style:paragraph-properties fo:text-align="end" style:justify-single-word="false" style:snap-to-layout-grid="false"/>
      <style:text-properties fo:font-style="normal" officeooo:paragraph-rsid="00190bcb" style:font-style-asian="normal"/>
    </style:style>
    <style:style style:name="MP6" style:family="paragraph" style:parent-style-name="Header">
      <style:paragraph-properties fo:text-align="center" style:justify-single-word="false" style:snap-to-layout-grid="false"/>
      <style:text-properties fo:font-style="normal" officeooo:paragraph-rsid="00190bcb" style:font-style-asian="normal" style:font-style-complex="italic"/>
    </style:style>
    <style:style style:name="MP7" style:family="paragraph" style:parent-style-name="Header">
      <style:paragraph-properties fo:text-align="end" style:justify-single-word="false" style:snap-to-layout-grid="false"/>
      <style:text-properties officeooo:paragraph-rsid="00190bcb"/>
    </style:style>
    <style:style style:name="MP8" style:family="paragraph" style:parent-style-name="Standard">
      <style:text-properties officeooo:paragraph-rsid="00190bcb"/>
    </style:style>
    <style:style style:name="MP9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  <style:text-properties officeooo:paragraph-rsid="001a19f0"/>
    </style:style>
    <style:style style:name="MP10" style:family="paragraph" style:parent-style-name="Footer">
      <style:text-properties officeooo:paragraph-rsid="001a19f0"/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 style:next-style-name="Преобразование_20_1">
      <style:header>
        <text:p text:style-name="MP1"><draw:frame draw:style-name="Mfr1" draw:name="Графический объект1" text:anchor-type="as-char" svg:width="16.443cm" svg:height="1.998cm" draw:z-index="0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MP2"><text:span text:style-name="MT1"></text:span> <text:user-field-get text:name="CompanyId">EyeLine Communications</text:user-field-get>, <text:user-defined text:name="Date">15.06.2011</text:user-defined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3"><draw:frame draw:style-name="Mfr1" draw:name="Графический объект3" text:anchor-type="as-char" svg:width="4.634cm" svg:height="0.993cm" draw:z-index="8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4.B1.1"/>
                <table:table-column table:style-name="Таблица4.B1.2"/>
                <table:table-row table:style-name="Таблица4.1">
                  <table:table-cell table:style-name="Таблица4.B1.1.1" office:value-type="string">
                    <text:p text:style-name="MP4"><text:span text:style-name="MT2"><text:subject>Шлюз USS запросов USSMan.</text:subject></text:span><text:span text:style-name="MT2"> <text:s text:c="2"/></text:span></text:p>
                  </table:table-cell>
                  <table:table-cell table:style-name="Таблица4.B1.1.1" office:value-type="string">
                    <text:p text:style-name="MP5">Версия <text:user-defined text:name="Version">1.0.0</text:user-defined><text:span text:style-name="MT3"> </text:span><text:user-defined text:name="Title"/></text:p>
                  </table:table-cell>
                </table:table-row>
                <table:table-row table:style-name="Таблица4.1">
                  <table:table-cell table:style-name="Таблица4.B1.1.2" office:value-type="string">
                    <text:p text:style-name="MP6">Конфиденциально </text:p>
                  </table:table-cell>
                  <table:table-cell table:style-name="Таблица4.B1.1.2" office:value-type="string">
                    <text:p text:style-name="MP7"><text:span text:style-name="MT2">Дата </text:span><text:span text:style-name="MT2"><text:user-defined text:name="Date">15.06.2011</text:user-defined></text:span>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9"><text:span text:style-name="MT1"></text:span> <text:user-field-get text:name="CompanyId">EyeLine Communications</text:user-field-get>, <text:span text:style-name="MT3"><text:user-defined text:name="Date">15.06.2011</text:user-defined></text:span></text:p>
            </table:table-cell>
            <table:table-cell table:style-name="Таблица5.A1" office:value-type="string">
              <text:p text:style-name="MP10"><text:span text:style-name="Page_20_Number"><text:page-number text:select-page="current">6</text:page-number></text:span></text:p>
            </table:table-cell>
          </table:table-row>
        </table:table>
        <text:p text:style-name="MP9"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ехническое описание.</dc:title>
    <meta:initial-creator>shulga</meta:initial-creator>
    <meta:creation-date>2007-12-19T17:11:00</meta:creation-date>
    <dc:creator>Roman Gerasimov</dc:creator>
    <dc:date>2011-07-29T14:05:10</dc:date>
    <meta:editing-cycles>74</meta:editing-cycles>
    <meta:editing-duration>PT05H23M04S</meta:editing-duration>
    <meta:generator>OpenOffice.org/3.2$Linux OpenOffice.org_project/320m19$Build-9505</meta:generator>
    <dc:subject>Шлюз USS запросов USSMan.</dc:subject>
    <meta:document-statistic meta:table-count="14" meta:image-count="2" meta:object-count="0" meta:page-count="12" meta:paragraph-count="386" meta:word-count="1956" meta:character-count="14916"/>
    <meta:user-defined meta:name="Date">15.06.2011</meta:user-defined>
    <meta:user-defined meta:name="Name">USSMan</meta:user-defined>
    <meta:user-defined meta:name="Title"/>
    <meta:user-defined meta:name="Version">1.0.0</meta:user-defined>
  </office:meta>
</office:document-meta>
</file>